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076cm"/>
    </style:style>
    <style:style style:name="co4" style:family="table-column">
      <style:table-column-properties fo:break-before="auto" style:column-width="3.143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1.77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545cm"/>
    </style:style>
    <style:style style:name="co9" style:family="table-column">
      <style:table-column-properties fo:break-before="auto" style:column-width="5.794cm"/>
    </style:style>
    <style:style style:name="co10" style:family="table-column">
      <style:table-column-properties fo:break-before="auto" style:column-width="3.27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3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>
      <style:text-properties fo:font-size="8pt" fo:font-weight="bold" style:font-size-asian="8pt" style:font-size-complex="8pt"/>
    </style:style>
    <style:style style:name="ce3" style:family="table-cell" style:parent-style-name="Default" style:data-style-name="N108">
      <style:table-cell-properties fo:background-color="#ff3333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fo:background-color="#ffff66"/>
      <style:text-properties fo:font-weight="bold" style:font-weight-asian="bold" style:font-weight-complex="bold"/>
    </style:style>
    <style:style style:name="ce5" style:family="table-cell" style:parent-style-name="Default" style:data-style-name="N108">
      <style:table-cell-properties fo:background-color="#ffff66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8080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108">
      <style:table-cell-properties fo:background-color="#ff8080"/>
    </style:style>
    <style:style style:name="ce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66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08">
      <style:table-cell-properties fo:background-color="transparent"/>
    </style:style>
    <style:style style:name="ce13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 style:data-style-name="N108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/>
    </style:style>
    <style:style style:name="ce17" style:family="table-cell" style:parent-style-name="Default" style:data-style-name="N108"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 style:data-style-name="N108">
      <style:text-properties fo:font-size="7pt" style:font-size-asian="7pt" style:font-size-complex="7pt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8080"/>
      <style:text-properties fo:font-weight="bold" style:font-weight-asian="bold" style:font-weight-complex="bold"/>
    </style:style>
    <style:style style:name="ce21" style:family="table-cell" style:parent-style-name="Default">
      <style:text-properties fo:font-size="7pt" style:font-size-asian="7pt" style:font-size-complex="7pt"/>
    </style:style>
    <style:style style:name="ce22" style:family="table-cell" style:parent-style-name="Default" style:data-style-name="N108">
      <style:text-properties fo:font-size="8pt" style:font-size-asian="8pt" style:font-size-complex="8pt"/>
    </style:style>
    <style:style style:name="ce23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datos_y_resultad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7" table:number-columns-repeated="244" table:default-cell-style-name="ce1"/>
        <table:table-row table:style-name="ro1">
          <table:table-cell office:value-type="string">
            <text:p>Medidas tomadas el 12-Febrero-2008, utilizando un generador de onda modelo Hameg HM 8035</text:p>
          </table:table-cell>
          <table:table-cell table:number-columns-repeated="11"/>
          <table:table-cell table:style-name="Default" table:number-columns-repeated="244"/>
        </table:table-row>
        <table:table-row table:style-name="ro1">
          <table:table-cell office:value-type="string">
            <text:p>Se han utilizado ondas cuadradas con un ciclo de trabajo del 50%, conectado al Chronopic3 sin condensador</text:p>
          </table:table-cell>
          <table:table-cell table:number-columns-repeated="11"/>
          <table:table-cell table:style-name="Default" table:number-columns-repeated="244"/>
        </table:table-row>
        <table:table-row table:style-name="ro1">
          <table:table-cell office:value-type="string">
            <text:p>Los datos de frecuencia son los detectados por el osciloscopio Agilent 54621A. Desconectando el osciloscopio, Chronopic muestra mismos resultados</text:p>
          </table:table-cell>
          <table:table-cell table:number-columns-repeated="11"/>
          <table:table-cell table:style-name="Default" table:number-columns-repeated="244"/>
        </table:table-row>
        <table:table-row table:style-name="ro1">
          <table:table-cell office:value-type="string">
            <text:p>8035 se mantiene facilmente a 50% de ciclo de trabajo (duty)</text:p>
          </table:table-cell>
          <table:table-cell table:number-columns-repeated="11"/>
          <table:table-cell table:style-name="Default" table:number-columns-repeated="244"/>
        </table:table-row>
        <table:table-row table:style-name="ro1">
          <table:table-cell office:value-type="string">
            <text:p>Debido a que Hameg 8035 no permite frecuencias de 1 hertzio o inferiores, se prueba al final con HM 8030-4 tratando de ajustar ciclo de trabajo al 50%</text:p>
          </table:table-cell>
          <table:table-cell table:number-columns-repeated="11"/>
          <table:table-cell table:style-name="Default" table:number-columns-repeated="244"/>
        </table:table-row>
        <table:table-row table:style-name="ro1">
          <table:table-cell table:style-name="ce1" table:number-columns-repeated="12"/>
          <table:table-cell table:number-columns-repeated="244"/>
        </table:table-row>
        <table:table-row table:style-name="ro2">
          <table:table-cell table:style-name="ce2" office:value-type="string">
            <text:p>Frec. real (Hz)</text:p>
          </table:table-cell>
          <table:table-cell table:style-name="ce2" office:value-type="string">
            <text:p>Periodo real (ms)</text:p>
          </table:table-cell>
          <table:table-cell table:style-name="ce2" office:value-type="string">
            <text:p>TC (ms)</text:p>
          </table:table-cell>
          <table:table-cell table:style-name="ce2" office:value-type="string">
            <text:p>TV (ms)</text:p>
          </table:table-cell>
          <table:table-cell table:style-name="ce2" office:value-type="string">
            <text:p>Periodo medido (ms)</text:p>
          </table:table-cell>
          <table:table-cell table:style-name="ce7" office:value-type="string">
            <text:p>Error TC (ms)</text:p>
          </table:table-cell>
          <table:table-cell table:style-name="ce7" office:value-type="string">
            <text:p>Error TV (ms)</text:p>
          </table:table-cell>
          <table:table-cell table:style-name="ce7" office:value-type="string">
            <text:p>Error TC %</text:p>
          </table:table-cell>
          <table:table-cell table:style-name="ce7" office:value-type="string">
            <text:p>Error TV %</text:p>
          </table:table-cell>
          <table:table-cell table:style-name="ce11" office:value-type="string">
            <text:p>Osciloscopio</text:p>
          </table:table-cell>
          <table:table-cell table:style-name="ce11" office:value-type="string">
            <text:p>Ciclo trabajo%</text:p>
          </table:table-cell>
          <table:table-cell table:style-name="ce13" table:number-columns-repeated="245"/>
        </table:table-row>
        <table:table-row table:style-name="ro1">
          <table:table-cell table:style-name="ce1" office:value-type="float" office:value="9.13">
            <text:p>9,130</text:p>
          </table:table-cell>
          <table:table-cell table:style-name="ce1" table:formula="oooc:=1000/[.A8]" office:value-type="float" office:value="109.529025191676">
            <text:p>109,529</text:p>
          </table:table-cell>
          <table:table-cell table:number-columns-repeated="2" table:style-name="ce1" office:value-type="float" office:value="54.9">
            <text:p>54,900</text:p>
          </table:table-cell>
          <table:table-cell table:style-name="ce1" table:formula="oooc:=[.C8]+[.D8]" office:value-type="float" office:value="109.8">
            <text:p>109,800</text:p>
          </table:table-cell>
          <table:table-cell table:style-name="ce8" table:formula="oooc:=[.C8]-([.$B8]/2)" office:value-type="float" office:value="0.135487404162106">
            <text:p>0,135</text:p>
          </table:table-cell>
          <table:table-cell table:style-name="ce8" table:formula="oooc:=[.D8]-([.$B8]/2)" office:value-type="float" office:value="0.135487404162106">
            <text:p>0,135</text:p>
          </table:table-cell>
          <table:table-cell table:style-name="ce8" table:formula="oooc:=[.F8]*100/([.$B8]/2)" office:value-type="float" office:value="0.247400000000005">
            <text:p>0,247</text:p>
          </table:table-cell>
          <table:table-cell table:style-name="ce8" table:formula="oooc:=[.G8]*100/([.$B8]/2)" office:value-type="float" office:value="0.247400000000005">
            <text:p>0,247</text:p>
          </table:table-cell>
          <table:table-cell table:style-name="ce12" office:value-type="string">
            <text:p>HM 8035</text:p>
          </table:table-cell>
          <table:table-cell table:style-name="ce12" office:value-type="float" office:value="50">
            <text:p>50,0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float" office:value="8.67">
            <text:p>8,670</text:p>
          </table:table-cell>
          <table:table-cell table:style-name="ce1" table:formula="oooc:=1000/[.A9]" office:value-type="float" office:value="115.340253748558">
            <text:p>115,340</text:p>
          </table:table-cell>
          <table:table-cell table:number-columns-repeated="2" table:style-name="ce1" office:value-type="float" office:value="57.8">
            <text:p>57,800</text:p>
          </table:table-cell>
          <table:table-cell table:style-name="ce1" table:formula="oooc:=[.C9]+[.D9]" office:value-type="float" office:value="115.6">
            <text:p>115,600</text:p>
          </table:table-cell>
          <table:table-cell table:style-name="ce8" table:formula="oooc:=[.C9]-([.$B9]/2)" office:value-type="float" office:value="0.12987312572087">
            <text:p>0,130</text:p>
          </table:table-cell>
          <table:table-cell table:style-name="ce8" table:formula="oooc:=[.D9]-([.$B9]/2)" office:value-type="float" office:value="0.12987312572087">
            <text:p>0,130</text:p>
          </table:table-cell>
          <table:table-cell table:style-name="ce8" table:formula="oooc:=[.F9]*100/([.$B9]/2)" office:value-type="float" office:value="0.225199999999989">
            <text:p>0,225</text:p>
          </table:table-cell>
          <table:table-cell table:style-name="ce8" table:formula="oooc:=[.G9]*100/([.$B9]/2)" office:value-type="float" office:value="0.225199999999989">
            <text:p>0,225</text:p>
          </table:table-cell>
          <table:table-cell table:style-name="ce12" office:value-type="string">
            <text:p>HM 8035</text:p>
          </table:table-cell>
          <table:table-cell table:style-name="ce12" office:value-type="float" office:value="50">
            <text:p>50,0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float" office:value="8.66">
            <text:p>8,660</text:p>
          </table:table-cell>
          <table:table-cell table:style-name="ce1" table:formula="oooc:=1000/[.A10]" office:value-type="float" office:value="115.473441108545">
            <text:p>115,473</text:p>
          </table:table-cell>
          <table:table-cell table:number-columns-repeated="2" table:style-name="ce1" office:value-type="float" office:value="57.5">
            <text:p>57,500</text:p>
          </table:table-cell>
          <table:table-cell table:style-name="ce1" table:formula="oooc:=[.C10]+[.D10]" office:value-type="float" office:value="115">
            <text:p>115,000</text:p>
          </table:table-cell>
          <table:table-cell table:style-name="ce8" table:formula="oooc:=[.C10]-([.$B10]/2)" office:value-type="float" office:value="-0.236720554272516">
            <text:p>-0,237</text:p>
          </table:table-cell>
          <table:table-cell table:style-name="ce8" table:formula="oooc:=[.D10]-([.$B10]/2)" office:value-type="float" office:value="-0.236720554272516">
            <text:p>-0,237</text:p>
          </table:table-cell>
          <table:table-cell table:style-name="ce8" table:formula="oooc:=[.F10]*100/([.$B10]/2)" office:value-type="float" office:value="-0.409999999999998">
            <text:p>-0,410</text:p>
          </table:table-cell>
          <table:table-cell table:style-name="ce8" table:formula="oooc:=[.G10]*100/([.$B10]/2)" office:value-type="float" office:value="-0.409999999999998">
            <text:p>-0,410</text:p>
          </table:table-cell>
          <table:table-cell table:style-name="ce12" office:value-type="string">
            <text:p>HM 8035</text:p>
          </table:table-cell>
          <table:table-cell table:style-name="ce12" office:value-type="float" office:value="50">
            <text:p>50,0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float" office:value="8.03">
            <text:p>8,030</text:p>
          </table:table-cell>
          <table:table-cell table:style-name="ce1" table:formula="oooc:=1000/[.A11]" office:value-type="float" office:value="124.53300124533">
            <text:p>124,533</text:p>
          </table:table-cell>
          <table:table-cell table:number-columns-repeated="2" table:style-name="ce1" office:value-type="float" office:value="62.1">
            <text:p>62,100</text:p>
          </table:table-cell>
          <table:table-cell table:style-name="ce1" table:formula="oooc:=[.C11]+[.D11]" office:value-type="float" office:value="124.2">
            <text:p>124,200</text:p>
          </table:table-cell>
          <table:table-cell table:style-name="ce8" table:formula="oooc:=[.C11]-([.$B11]/2)" office:value-type="float" office:value="-0.166500622665012">
            <text:p>-0,167</text:p>
          </table:table-cell>
          <table:table-cell table:style-name="ce8" table:formula="oooc:=[.D11]-([.$B11]/2)" office:value-type="float" office:value="-0.166500622665012">
            <text:p>-0,167</text:p>
          </table:table-cell>
          <table:table-cell table:style-name="ce8" table:formula="oooc:=[.F11]*100/([.$B11]/2)" office:value-type="float" office:value="-0.267400000000009">
            <text:p>-0,267</text:p>
          </table:table-cell>
          <table:table-cell table:style-name="ce8" table:formula="oooc:=[.G11]*100/([.$B11]/2)" office:value-type="float" office:value="-0.267400000000009">
            <text:p>-0,267</text:p>
          </table:table-cell>
          <table:table-cell table:style-name="ce12" office:value-type="string">
            <text:p>HM 8035</text:p>
          </table:table-cell>
          <table:table-cell table:style-name="ce12" office:value-type="float" office:value="50">
            <text:p>50,0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float" office:value="7.496">
            <text:p>7,496</text:p>
          </table:table-cell>
          <table:table-cell table:style-name="ce1" table:formula="oooc:=1000/[.A12]" office:value-type="float" office:value="133.404482390608">
            <text:p>133,404</text:p>
          </table:table-cell>
          <table:table-cell table:number-columns-repeated="2" table:style-name="ce1" office:value-type="float" office:value="66.7">
            <text:p>66,700</text:p>
          </table:table-cell>
          <table:table-cell table:style-name="ce1" table:formula="oooc:=[.C12]+[.D12]" office:value-type="float" office:value="133.4">
            <text:p>133,400</text:p>
          </table:table-cell>
          <table:table-cell table:style-name="ce8" table:formula="oooc:=[.C12]-([.$B12]/2)" office:value-type="float" office:value="-0.00224119530415123">
            <text:p>-0,002</text:p>
          </table:table-cell>
          <table:table-cell table:style-name="ce8" table:formula="oooc:=[.D12]-([.$B12]/2)" office:value-type="float" office:value="-0.00224119530415123">
            <text:p>-0,002</text:p>
          </table:table-cell>
          <table:table-cell table:style-name="ce8" table:formula="oooc:=[.F12]*100/([.$B12]/2)" office:value-type="float" office:value="-0.00335999999998353">
            <text:p>-0,003</text:p>
          </table:table-cell>
          <table:table-cell table:style-name="ce8" table:formula="oooc:=[.G12]*100/([.$B12]/2)" office:value-type="float" office:value="-0.00335999999998353">
            <text:p>-0,003</text:p>
          </table:table-cell>
          <table:table-cell table:style-name="ce12" office:value-type="string">
            <text:p>HM 8035</text:p>
          </table:table-cell>
          <table:table-cell table:style-name="ce12" office:value-type="float" office:value="50">
            <text:p>50,0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float" office:value="7.07">
            <text:p>7,070</text:p>
          </table:table-cell>
          <table:table-cell table:style-name="ce1" table:formula="oooc:=1000/[.A13]" office:value-type="float" office:value="141.442715700141">
            <text:p>141,443</text:p>
          </table:table-cell>
          <table:table-cell table:number-columns-repeated="2" table:style-name="ce1" office:value-type="float" office:value="70.5">
            <text:p>70,500</text:p>
          </table:table-cell>
          <table:table-cell table:style-name="ce1" table:formula="oooc:=[.C13]+[.D13]" office:value-type="float" office:value="141">
            <text:p>141,000</text:p>
          </table:table-cell>
          <table:table-cell table:style-name="ce8" table:formula="oooc:=[.C13]-([.$B13]/2)" office:value-type="float" office:value="-0.221357850070717">
            <text:p>-0,221</text:p>
          </table:table-cell>
          <table:table-cell table:style-name="ce8" table:formula="oooc:=[.D13]-([.$B13]/2)" office:value-type="float" office:value="-0.221357850070717">
            <text:p>-0,221</text:p>
          </table:table-cell>
          <table:table-cell table:style-name="ce8" table:formula="oooc:=[.F13]*100/([.$B13]/2)" office:value-type="float" office:value="-0.312999999999994">
            <text:p>-0,313</text:p>
          </table:table-cell>
          <table:table-cell table:style-name="ce8" table:formula="oooc:=[.G13]*100/([.$B13]/2)" office:value-type="float" office:value="-0.312999999999994">
            <text:p>-0,313</text:p>
          </table:table-cell>
          <table:table-cell table:style-name="ce12" office:value-type="string">
            <text:p>HM 8035</text:p>
          </table:table-cell>
          <table:table-cell table:style-name="ce12" office:value-type="float" office:value="50">
            <text:p>50,0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float" office:value="6.87">
            <text:p>6,870</text:p>
          </table:table-cell>
          <table:table-cell table:style-name="ce1" table:formula="oooc:=1000/[.A14]" office:value-type="float" office:value="145.560407569141">
            <text:p>145,560</text:p>
          </table:table-cell>
          <table:table-cell table:number-columns-repeated="2" table:style-name="ce1" office:value-type="float" office:value="72.8">
            <text:p>72,800</text:p>
          </table:table-cell>
          <table:table-cell table:style-name="ce1" table:formula="oooc:=[.C14]+[.D14]" office:value-type="float" office:value="145.6">
            <text:p>145,600</text:p>
          </table:table-cell>
          <table:table-cell table:style-name="ce8" table:formula="oooc:=[.C14]-([.$B14]/2)" office:value-type="float" office:value="0.0197962154293947">
            <text:p>0,020</text:p>
          </table:table-cell>
          <table:table-cell table:style-name="ce8" table:formula="oooc:=[.D14]-([.$B14]/2)" office:value-type="float" office:value="0.0197962154293947">
            <text:p>0,020</text:p>
          </table:table-cell>
          <table:table-cell table:style-name="ce8" table:formula="oooc:=[.F14]*100/([.$B14]/2)" office:value-type="float" office:value="0.0271999999999883">
            <text:p>0,027</text:p>
          </table:table-cell>
          <table:table-cell table:style-name="ce8" table:formula="oooc:=[.G14]*100/([.$B14]/2)" office:value-type="float" office:value="0.0271999999999883">
            <text:p>0,027</text:p>
          </table:table-cell>
          <table:table-cell table:style-name="ce12" office:value-type="string">
            <text:p>HM 8035</text:p>
          </table:table-cell>
          <table:table-cell table:style-name="ce12" office:value-type="float" office:value="50">
            <text:p>50,0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float" office:value="6.83">
            <text:p>6,830</text:p>
          </table:table-cell>
          <table:table-cell table:style-name="ce1" table:formula="oooc:=1000/[.A15]" office:value-type="float" office:value="146.412884333821">
            <text:p>146,413</text:p>
          </table:table-cell>
          <table:table-cell table:number-columns-repeated="2" table:style-name="ce1" office:value-type="float" office:value="73.2">
            <text:p>73,200</text:p>
          </table:table-cell>
          <table:table-cell table:style-name="ce1" table:formula="oooc:=[.C15]+[.D15]" office:value-type="float" office:value="146.4">
            <text:p>146,400</text:p>
          </table:table-cell>
          <table:table-cell table:style-name="ce8" table:formula="oooc:=[.C15]-([.$B15]/2)" office:value-type="float" office:value="-0.00644216691068777">
            <text:p>-0,006</text:p>
          </table:table-cell>
          <table:table-cell table:style-name="ce8" table:formula="oooc:=[.D15]-([.$B15]/2)" office:value-type="float" office:value="-0.00644216691068777">
            <text:p>-0,006</text:p>
          </table:table-cell>
          <table:table-cell table:style-name="ce8" table:formula="oooc:=[.F15]*100/([.$B15]/2)" office:value-type="float" office:value="-0.0087999999999995">
            <text:p>-0,009</text:p>
          </table:table-cell>
          <table:table-cell table:style-name="ce8" table:formula="oooc:=[.G15]*100/([.$B15]/2)" office:value-type="float" office:value="-0.0087999999999995">
            <text:p>-0,009</text:p>
          </table:table-cell>
          <table:table-cell table:style-name="ce12" office:value-type="string">
            <text:p>HM 8035</text:p>
          </table:table-cell>
          <table:table-cell table:style-name="ce12" office:value-type="float" office:value="50">
            <text:p>50,0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float" office:value="6.658">
            <text:p>6,658</text:p>
          </table:table-cell>
          <table:table-cell table:style-name="ce1" table:formula="oooc:=1000/[.A16]" office:value-type="float" office:value="150.195253829979">
            <text:p>150,195</text:p>
          </table:table-cell>
          <table:table-cell table:number-columns-repeated="2" table:style-name="ce1" office:value-type="float" office:value="75.1">
            <text:p>75,100</text:p>
          </table:table-cell>
          <table:table-cell table:style-name="ce1" table:formula="oooc:=[.C16]+[.D16]" office:value-type="float" office:value="150.2">
            <text:p>150,200</text:p>
          </table:table-cell>
          <table:table-cell table:style-name="ce8" table:formula="oooc:=[.C16]-([.$B16]/2)" office:value-type="float" office:value="0.00237308501051814">
            <text:p>0,002</text:p>
          </table:table-cell>
          <table:table-cell table:style-name="ce8" table:formula="oooc:=[.D16]-([.$B16]/2)" office:value-type="float" office:value="0.00237308501051814">
            <text:p>0,002</text:p>
          </table:table-cell>
          <table:table-cell table:style-name="ce8" table:formula="oooc:=[.F16]*100/([.$B16]/2)" office:value-type="float" office:value="0.00316000000000595">
            <text:p>0,003</text:p>
          </table:table-cell>
          <table:table-cell table:style-name="ce8" table:formula="oooc:=[.G16]*100/([.$B16]/2)" office:value-type="float" office:value="0.00316000000000595">
            <text:p>0,003</text:p>
          </table:table-cell>
          <table:table-cell table:style-name="ce12" office:value-type="string">
            <text:p>HM 8035</text:p>
          </table:table-cell>
          <table:table-cell table:style-name="ce12" office:value-type="float" office:value="50">
            <text:p>50,0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float" office:value="6.01">
            <text:p>6,010</text:p>
          </table:table-cell>
          <table:table-cell table:style-name="ce1" table:formula="oooc:=1000/[.A17]" office:value-type="float" office:value="166.389351081531">
            <text:p>166,389</text:p>
          </table:table-cell>
          <table:table-cell table:style-name="ce1" office:value-type="float" office:value="83.2">
            <text:p>83,200</text:p>
          </table:table-cell>
          <table:table-cell table:style-name="ce1" table:formula="oooc:=[.C17]" office:value-type="float" office:value="83.2">
            <text:p>83,200</text:p>
          </table:table-cell>
          <table:table-cell table:style-name="ce1" table:formula="oooc:=[.C17]+[.D17]" office:value-type="float" office:value="166.4">
            <text:p>166,400</text:p>
          </table:table-cell>
          <table:table-cell table:style-name="ce8" table:formula="oooc:=[.C17]-([.$B17]/2)" office:value-type="float" office:value="0.00532445923461466">
            <text:p>0,005</text:p>
          </table:table-cell>
          <table:table-cell table:style-name="ce8" table:formula="oooc:=[.D17]-([.$B17]/2)" office:value-type="float" office:value="0.00532445923461466">
            <text:p>0,005</text:p>
          </table:table-cell>
          <table:table-cell table:style-name="ce8" table:formula="oooc:=[.F17]*100/([.$B17]/2)" office:value-type="float" office:value="0.00640000000000683">
            <text:p>0,006</text:p>
          </table:table-cell>
          <table:table-cell table:style-name="ce8" table:formula="oooc:=[.G17]*100/([.$B17]/2)" office:value-type="float" office:value="0.00640000000000683">
            <text:p>0,006</text:p>
          </table:table-cell>
          <table:table-cell table:style-name="ce12" office:value-type="string">
            <text:p>HM 8035</text:p>
          </table:table-cell>
          <table:table-cell table:style-name="ce12" office:value-type="float" office:value="50">
            <text:p>50,0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float" office:value="5.57">
            <text:p>5,570</text:p>
          </table:table-cell>
          <table:table-cell table:style-name="ce1" table:formula="oooc:=1000/[.A18]" office:value-type="float" office:value="179.533213644524">
            <text:p>179,533</text:p>
          </table:table-cell>
          <table:table-cell table:style-name="ce1" office:value-type="float" office:value="89.8">
            <text:p>89,800</text:p>
          </table:table-cell>
          <table:table-cell table:style-name="ce1" table:formula="oooc:=[.C18]" office:value-type="float" office:value="89.8">
            <text:p>89,800</text:p>
          </table:table-cell>
          <table:table-cell table:style-name="ce1" table:formula="oooc:=[.C18]+[.D18]" office:value-type="float" office:value="179.6">
            <text:p>179,600</text:p>
          </table:table-cell>
          <table:table-cell table:style-name="ce8" table:formula="oooc:=[.C18]-([.$B18]/2)" office:value-type="float" office:value="0.033393177737878">
            <text:p>0,033</text:p>
          </table:table-cell>
          <table:table-cell table:style-name="ce8" table:formula="oooc:=[.D18]-([.$B18]/2)" office:value-type="float" office:value="0.033393177737878">
            <text:p>0,033</text:p>
          </table:table-cell>
          <table:table-cell table:style-name="ce8" table:formula="oooc:=[.F18]*100/([.$B18]/2)" office:value-type="float" office:value="0.0371999999999961">
            <text:p>0,037</text:p>
          </table:table-cell>
          <table:table-cell table:style-name="ce8" table:formula="oooc:=[.G18]*100/([.$B18]/2)" office:value-type="float" office:value="0.0371999999999961">
            <text:p>0,037</text:p>
          </table:table-cell>
          <table:table-cell table:style-name="ce12" office:value-type="string">
            <text:p>HM 8035</text:p>
          </table:table-cell>
          <table:table-cell table:style-name="ce12" office:value-type="float" office:value="50">
            <text:p>50,000</text:p>
          </table:table-cell>
          <table:table-cell table:style-name="ce1"/>
          <table:table-cell table:number-columns-repeated="244"/>
        </table:table-row>
        <table:table-row table:style-name="ro1">
          <table:table-cell office:value-type="float" office:value="5.013">
            <text:p>5,01</text:p>
          </table:table-cell>
          <table:table-cell table:style-name="ce1" table:formula="oooc:=1000/[.A19]" office:value-type="float" office:value="199.481348493916">
            <text:p>199,481</text:p>
          </table:table-cell>
          <table:table-cell office:value-type="float" office:value="99.8">
            <text:p>99,8</text:p>
          </table:table-cell>
          <table:table-cell table:style-name="ce1" table:formula="oooc:=[.C19]" office:value-type="float" office:value="99.8">
            <text:p>99,800</text:p>
          </table:table-cell>
          <table:table-cell table:style-name="ce1" table:formula="oooc:=[.C19]+[.D19]" office:value-type="float" office:value="199.6">
            <text:p>199,600</text:p>
          </table:table-cell>
          <table:table-cell table:style-name="ce8" table:formula="oooc:=[.C19]-([.$B19]/2)" office:value-type="float" office:value="0.0593257530420885">
            <text:p>0,059</text:p>
          </table:table-cell>
          <table:table-cell table:style-name="ce8" table:formula="oooc:=[.D19]-([.$B19]/2)" office:value-type="float" office:value="0.0593257530420885">
            <text:p>0,059</text:p>
          </table:table-cell>
          <table:table-cell table:style-name="ce8" table:formula="oooc:=[.F19]*100/([.$B19]/2)" office:value-type="float" office:value="0.059479999999998">
            <text:p>0,059</text:p>
          </table:table-cell>
          <table:table-cell table:style-name="ce8" table:formula="oooc:=[.G19]*100/([.$B19]/2)" office:value-type="float" office:value="0.059479999999998">
            <text:p>0,059</text:p>
          </table:table-cell>
          <table:table-cell table:style-name="ce12" office:value-type="string">
            <text:p>HM 8035</text:p>
          </table:table-cell>
          <table:table-cell table:style-name="ce12" office:value-type="float" office:value="50">
            <text:p>50,0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float" office:value="4.515">
            <text:p>4,515</text:p>
          </table:table-cell>
          <table:table-cell table:style-name="ce1" table:formula="oooc:=1000/[.A20]" office:value-type="float" office:value="221.483942414175">
            <text:p>221,484</text:p>
          </table:table-cell>
          <table:table-cell table:style-name="ce1" office:value-type="float" office:value="110.9">
            <text:p>110,900</text:p>
          </table:table-cell>
          <table:table-cell table:style-name="ce1" table:formula="oooc:=[.C20]" office:value-type="float" office:value="110.9">
            <text:p>110,900</text:p>
          </table:table-cell>
          <table:table-cell table:style-name="ce1" table:formula="oooc:=[.C20]+[.D20]" office:value-type="float" office:value="221.8">
            <text:p>221,800</text:p>
          </table:table-cell>
          <table:table-cell table:style-name="ce8" table:formula="oooc:=[.C20]-([.$B20]/2)" office:value-type="float" office:value="0.158028792912518">
            <text:p>0,158</text:p>
          </table:table-cell>
          <table:table-cell table:style-name="ce8" table:formula="oooc:=[.D20]-([.$B20]/2)" office:value-type="float" office:value="0.158028792912518">
            <text:p>0,158</text:p>
          </table:table-cell>
          <table:table-cell table:style-name="ce8" table:formula="oooc:=[.F20]*100/([.$B20]/2)" office:value-type="float" office:value="0.142700000000003">
            <text:p>0,143</text:p>
          </table:table-cell>
          <table:table-cell table:style-name="ce8" table:formula="oooc:=[.G20]*100/([.$B20]/2)" office:value-type="float" office:value="0.142700000000003">
            <text:p>0,143</text:p>
          </table:table-cell>
          <table:table-cell table:style-name="ce12" office:value-type="string">
            <text:p>HM 8035</text:p>
          </table:table-cell>
          <table:table-cell table:style-name="ce12" office:value-type="float" office:value="50">
            <text:p>50,0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float" office:value="4.107">
            <text:p>4,107</text:p>
          </table:table-cell>
          <table:table-cell table:style-name="ce1" table:formula="oooc:=1000/[.A21]" office:value-type="float" office:value="243.486729973216">
            <text:p>243,487</text:p>
          </table:table-cell>
          <table:table-cell table:style-name="ce1" office:value-type="float" office:value="121.8">
            <text:p>121,800</text:p>
          </table:table-cell>
          <table:table-cell table:style-name="ce1" table:formula="oooc:=[.C21]" office:value-type="float" office:value="121.8">
            <text:p>121,800</text:p>
          </table:table-cell>
          <table:table-cell table:style-name="ce1" table:formula="oooc:=[.C21]+[.D21]" office:value-type="float" office:value="243.6">
            <text:p>243,600</text:p>
          </table:table-cell>
          <table:table-cell table:style-name="ce8" table:formula="oooc:=[.C21]-([.$B21]/2)" office:value-type="float" office:value="0.0566350133917695">
            <text:p>0,057</text:p>
          </table:table-cell>
          <table:table-cell table:style-name="ce8" table:formula="oooc:=[.D21]-([.$B21]/2)" office:value-type="float" office:value="0.0566350133917695">
            <text:p>0,057</text:p>
          </table:table-cell>
          <table:table-cell table:style-name="ce8" table:formula="oooc:=[.F21]*100/([.$B21]/2)" office:value-type="float" office:value="0.0465199999999994">
            <text:p>0,047</text:p>
          </table:table-cell>
          <table:table-cell table:style-name="ce8" table:formula="oooc:=[.G21]*100/([.$B21]/2)" office:value-type="float" office:value="0.0465199999999994">
            <text:p>0,047</text:p>
          </table:table-cell>
          <table:table-cell table:style-name="ce12" office:value-type="string">
            <text:p>HM 8035</text:p>
          </table:table-cell>
          <table:table-cell table:style-name="ce12" office:value-type="float" office:value="50">
            <text:p>50,0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float" office:value="3.503">
            <text:p>3,503</text:p>
          </table:table-cell>
          <table:table-cell table:style-name="ce1" table:formula="oooc:=1000/[.A22]" office:value-type="float" office:value="285.469597487868">
            <text:p>285,470</text:p>
          </table:table-cell>
          <table:table-cell table:style-name="ce1" office:value-type="float" office:value="142.8">
            <text:p>142,800</text:p>
          </table:table-cell>
          <table:table-cell table:style-name="ce1" table:formula="oooc:=[.C22]" office:value-type="float" office:value="142.8">
            <text:p>142,800</text:p>
          </table:table-cell>
          <table:table-cell table:style-name="ce1" table:formula="oooc:=[.C22]+[.D22]" office:value-type="float" office:value="285.6">
            <text:p>285,600</text:p>
          </table:table-cell>
          <table:table-cell table:style-name="ce8" table:formula="oooc:=[.C22]-([.$B22]/2)" office:value-type="float" office:value="0.0652012560662456">
            <text:p>0,065</text:p>
          </table:table-cell>
          <table:table-cell table:style-name="ce8" table:formula="oooc:=[.D22]-([.$B22]/2)" office:value-type="float" office:value="0.0652012560662456">
            <text:p>0,065</text:p>
          </table:table-cell>
          <table:table-cell table:style-name="ce8" table:formula="oooc:=[.F22]*100/([.$B22]/2)" office:value-type="float" office:value="0.0456800000000117">
            <text:p>0,046</text:p>
          </table:table-cell>
          <table:table-cell table:style-name="ce8" table:formula="oooc:=[.G22]*100/([.$B22]/2)" office:value-type="float" office:value="0.0456800000000117">
            <text:p>0,046</text:p>
          </table:table-cell>
          <table:table-cell table:style-name="ce12" office:value-type="string">
            <text:p>HM 8035</text:p>
          </table:table-cell>
          <table:table-cell table:style-name="ce12" office:value-type="float" office:value="50">
            <text:p>50,0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float" office:value="3.082">
            <text:p>3,082</text:p>
          </table:table-cell>
          <table:table-cell table:style-name="ce1" table:formula="oooc:=1000/[.A23]" office:value-type="float" office:value="324.464633354964">
            <text:p>324,465</text:p>
          </table:table-cell>
          <table:table-cell table:style-name="ce1" office:value-type="float" office:value="162.3">
            <text:p>162,300</text:p>
          </table:table-cell>
          <table:table-cell table:style-name="ce1" table:formula="oooc:=[.C23]" office:value-type="float" office:value="162.3">
            <text:p>162,300</text:p>
          </table:table-cell>
          <table:table-cell table:style-name="ce1" table:formula="oooc:=[.C23]+[.D23]" office:value-type="float" office:value="324.6">
            <text:p>324,600</text:p>
          </table:table-cell>
          <table:table-cell table:style-name="ce8" table:formula="oooc:=[.C23]-([.$B23]/2)" office:value-type="float" office:value="0.067683322517837">
            <text:p>0,068</text:p>
          </table:table-cell>
          <table:table-cell table:style-name="ce8" table:formula="oooc:=[.D23]-([.$B23]/2)" office:value-type="float" office:value="0.067683322517837">
            <text:p>0,068</text:p>
          </table:table-cell>
          <table:table-cell table:style-name="ce8" table:formula="oooc:=[.F23]*100/([.$B23]/2)" office:value-type="float" office:value="0.0417199999999947">
            <text:p>0,042</text:p>
          </table:table-cell>
          <table:table-cell table:style-name="ce8" table:formula="oooc:=[.G23]*100/([.$B23]/2)" office:value-type="float" office:value="0.0417199999999947">
            <text:p>0,042</text:p>
          </table:table-cell>
          <table:table-cell table:style-name="ce12" office:value-type="string">
            <text:p>HM 8035</text:p>
          </table:table-cell>
          <table:table-cell table:style-name="ce12" office:value-type="float" office:value="50">
            <text:p>50,0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float" office:value="2.457">
            <text:p>2,457</text:p>
          </table:table-cell>
          <table:table-cell table:style-name="ce1" table:formula="oooc:=1000/[.A24]" office:value-type="float" office:value="407.000407000407">
            <text:p>407,000</text:p>
          </table:table-cell>
          <table:table-cell table:style-name="ce1" office:value-type="float" office:value="203.1">
            <text:p>203,100</text:p>
          </table:table-cell>
          <table:table-cell table:style-name="ce1" table:formula="oooc:=[.C24]" office:value-type="float" office:value="203.1">
            <text:p>203,100</text:p>
          </table:table-cell>
          <table:table-cell table:style-name="ce1" table:formula="oooc:=[.C24]+[.D24]" office:value-type="float" office:value="406.2">
            <text:p>406,200</text:p>
          </table:table-cell>
          <table:table-cell table:style-name="ce8" table:formula="oooc:=[.C24]-([.$B24]/2)" office:value-type="float" office:value="-0.400203500203531">
            <text:p>-0,400</text:p>
          </table:table-cell>
          <table:table-cell table:style-name="ce8" table:formula="oooc:=[.D24]-([.$B24]/2)" office:value-type="float" office:value="-0.400203500203531">
            <text:p>-0,400</text:p>
          </table:table-cell>
          <table:table-cell table:style-name="ce8" table:formula="oooc:=[.F24]*100/([.$B24]/2)" office:value-type="float" office:value="-0.196660000000015">
            <text:p>-0,197</text:p>
          </table:table-cell>
          <table:table-cell table:style-name="ce8" table:formula="oooc:=[.G24]*100/([.$B24]/2)" office:value-type="float" office:value="-0.196660000000015">
            <text:p>-0,197</text:p>
          </table:table-cell>
          <table:table-cell table:style-name="ce12" office:value-type="string">
            <text:p>HM 8035</text:p>
          </table:table-cell>
          <table:table-cell table:style-name="ce12" office:value-type="float" office:value="50">
            <text:p>50,0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float" office:value="2.045">
            <text:p>2,045</text:p>
          </table:table-cell>
          <table:table-cell table:style-name="ce1" table:formula="oooc:=1000/[.A25]" office:value-type="float" office:value="488.997555012225">
            <text:p>488,998</text:p>
          </table:table-cell>
          <table:table-cell table:style-name="ce1" office:value-type="float" office:value="245">
            <text:p>245,000</text:p>
          </table:table-cell>
          <table:table-cell table:style-name="ce1" table:formula="oooc:=[.C25]" office:value-type="float" office:value="245">
            <text:p>245,000</text:p>
          </table:table-cell>
          <table:table-cell table:style-name="ce1" table:formula="oooc:=[.C25]+[.D25]" office:value-type="float" office:value="490">
            <text:p>490,000</text:p>
          </table:table-cell>
          <table:table-cell table:style-name="ce8" table:formula="oooc:=[.C25]-([.$B25]/2)" office:value-type="float" office:value="0.501222493887525">
            <text:p>0,501</text:p>
          </table:table-cell>
          <table:table-cell table:style-name="ce8" table:formula="oooc:=[.D25]-([.$B25]/2)" office:value-type="float" office:value="0.501222493887525">
            <text:p>0,501</text:p>
          </table:table-cell>
          <table:table-cell table:style-name="ce8" table:formula="oooc:=[.F25]*100/([.$B25]/2)" office:value-type="float" office:value="0.204999999999998">
            <text:p>0,205</text:p>
          </table:table-cell>
          <table:table-cell table:style-name="ce8" table:formula="oooc:=[.G25]*100/([.$B25]/2)" office:value-type="float" office:value="0.204999999999998">
            <text:p>0,205</text:p>
          </table:table-cell>
          <table:table-cell table:style-name="ce12" office:value-type="string">
            <text:p>HM 8035</text:p>
          </table:table-cell>
          <table:table-cell table:style-name="ce12" office:value-type="float" office:value="50">
            <text:p>50,0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float" office:value="1.499">
            <text:p>1,499</text:p>
          </table:table-cell>
          <table:table-cell table:style-name="ce1" table:formula="oooc:=1000/[.A26]" office:value-type="float" office:value="667.11140760507">
            <text:p>667,111</text:p>
          </table:table-cell>
          <table:table-cell table:style-name="ce1" office:value-type="float" office:value="333.6">
            <text:p>333,600</text:p>
          </table:table-cell>
          <table:table-cell table:style-name="ce1" table:formula="oooc:=[.C26]" office:value-type="float" office:value="333.6">
            <text:p>333,600</text:p>
          </table:table-cell>
          <table:table-cell table:style-name="ce1" table:formula="oooc:=[.C26]+[.D26]" office:value-type="float" office:value="667.2">
            <text:p>667,200</text:p>
          </table:table-cell>
          <table:table-cell table:style-name="ce8" table:formula="oooc:=[.C26]-([.$B26]/2)" office:value-type="float" office:value="0.0442961974650302">
            <text:p>0,044</text:p>
          </table:table-cell>
          <table:table-cell table:style-name="ce8" table:formula="oooc:=[.D26]-([.$B26]/2)" office:value-type="float" office:value="0.0442961974650302">
            <text:p>0,044</text:p>
          </table:table-cell>
          <table:table-cell table:style-name="ce8" table:formula="oooc:=[.F26]*100/([.$B26]/2)" office:value-type="float" office:value="0.0132800000000161">
            <text:p>0,013</text:p>
          </table:table-cell>
          <table:table-cell table:style-name="ce8" table:formula="oooc:=[.G26]*100/([.$B26]/2)" office:value-type="float" office:value="0.0132800000000161">
            <text:p>0,013</text:p>
          </table:table-cell>
          <table:table-cell table:style-name="ce12" office:value-type="string">
            <text:p>HM 8035</text:p>
          </table:table-cell>
          <table:table-cell table:style-name="ce12" office:value-type="float" office:value="50">
            <text:p>50,0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float" office:value="8.68">
            <text:p>8,680</text:p>
          </table:table-cell>
          <table:table-cell table:style-name="ce1" table:formula="oooc:=1000/[.A27]" office:value-type="float" office:value="115.207373271889">
            <text:p>115,207</text:p>
          </table:table-cell>
          <table:table-cell table:style-name="ce1" office:value-type="float" office:value="57.6">
            <text:p>57,600</text:p>
          </table:table-cell>
          <table:table-cell table:style-name="ce1" office:value-type="float" office:value="57.5">
            <text:p>57,500</text:p>
          </table:table-cell>
          <table:table-cell table:style-name="ce1" table:formula="oooc:=[.C27]+[.D27]" office:value-type="float" office:value="115.1">
            <text:p>115,100</text:p>
          </table:table-cell>
          <table:table-cell table:style-name="ce8" table:formula="oooc:=[.C27]-([.$B27]/2)" office:value-type="float" office:value="-0.0036866359447032">
            <text:p>-0,004</text:p>
          </table:table-cell>
          <table:table-cell table:style-name="ce8" table:formula="oooc:=[.D27]-([.$B27]/2)" office:value-type="float" office:value="-0.103686635944705">
            <text:p>-0,104</text:p>
          </table:table-cell>
          <table:table-cell table:style-name="ce8" table:formula="oooc:=[.F27]*100/([.$B27]/2)" office:value-type="float" office:value="-0.00640000000000475">
            <text:p>-0,006</text:p>
          </table:table-cell>
          <table:table-cell table:style-name="ce8" table:formula="oooc:=[.G27]*100/([.$B27]/2)" office:value-type="float" office:value="-0.180000000000007">
            <text:p>-0,180</text:p>
          </table:table-cell>
          <table:table-cell table:style-name="ce12" office:value-type="string">
            <text:p>HM 8030-4</text:p>
          </table:table-cell>
          <table:table-cell table:style-name="ce12" office:value-type="float" office:value="49.9">
            <text:p>49,9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float" office:value="1.499">
            <text:p>1,499</text:p>
          </table:table-cell>
          <table:table-cell table:style-name="ce1" table:formula="oooc:=1000/[.A28]" office:value-type="float" office:value="667.11140760507">
            <text:p>667,111</text:p>
          </table:table-cell>
          <table:table-cell table:style-name="ce1" office:value-type="float" office:value="333.6">
            <text:p>333,600</text:p>
          </table:table-cell>
          <table:table-cell table:style-name="ce1" office:value-type="float" office:value="332.3">
            <text:p>332,300</text:p>
          </table:table-cell>
          <table:table-cell table:style-name="ce1" table:formula="oooc:=[.C28]+[.D28]" office:value-type="float" office:value="665.9">
            <text:p>665,900</text:p>
          </table:table-cell>
          <table:table-cell table:style-name="ce8" table:formula="oooc:=[.C28]-([.$B28]/2)" office:value-type="float" office:value="0.0442961974650302">
            <text:p>0,044</text:p>
          </table:table-cell>
          <table:table-cell table:style-name="ce8" table:formula="oooc:=[.D28]-([.$B28]/2)" office:value-type="float" office:value="-1.25570380253498">
            <text:p>-1,256</text:p>
          </table:table-cell>
          <table:table-cell table:style-name="ce8" table:formula="oooc:=[.F28]*100/([.$B28]/2)" office:value-type="float" office:value="0.0132800000000161">
            <text:p>0,013</text:p>
          </table:table-cell>
          <table:table-cell table:style-name="ce8" table:formula="oooc:=[.G28]*100/([.$B28]/2)" office:value-type="float" office:value="-0.376459999999987">
            <text:p>-0,376</text:p>
          </table:table-cell>
          <table:table-cell table:style-name="ce12" office:value-type="string">
            <text:p>HM 8030-4</text:p>
          </table:table-cell>
          <table:table-cell table:style-name="ce12" office:value-type="float" office:value="49.8">
            <text:p>49,8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float" office:value="1">
            <text:p>1,000</text:p>
          </table:table-cell>
          <table:table-cell table:style-name="ce1" table:formula="oooc:=1000/[.A29]" office:value-type="float" office:value="1000">
            <text:p>1000,000</text:p>
          </table:table-cell>
          <table:table-cell office:value-type="float" office:value="500.1">
            <text:p>500,1</text:p>
          </table:table-cell>
          <table:table-cell table:style-name="ce1" office:value-type="float" office:value="498.8">
            <text:p>498,800</text:p>
          </table:table-cell>
          <table:table-cell table:style-name="ce1" table:formula="oooc:=[.D29]+[.D29]" office:value-type="float" office:value="997.6">
            <text:p>997,600</text:p>
          </table:table-cell>
          <table:table-cell table:style-name="ce8" table:formula="oooc:=[.D29]-([.$B29]/2)" office:value-type="float" office:value="-1.19999999999999">
            <text:p>-1,200</text:p>
          </table:table-cell>
          <table:table-cell table:style-name="ce8" table:formula="oooc:=[.D29]-([.$B29]/2)" office:value-type="float" office:value="-1.19999999999999">
            <text:p>-1,200</text:p>
          </table:table-cell>
          <table:table-cell table:style-name="ce8" table:formula="oooc:=[.F29]*100/([.$B29]/2)" office:value-type="float" office:value="-0.239999999999998">
            <text:p>-0,240</text:p>
          </table:table-cell>
          <table:table-cell table:style-name="ce8" table:formula="oooc:=[.G29]*100/([.$B29]/2)" office:value-type="float" office:value="-0.239999999999998">
            <text:p>-0,240</text:p>
          </table:table-cell>
          <table:table-cell table:style-name="ce12" office:value-type="string">
            <text:p>HM 8030-4</text:p>
          </table:table-cell>
          <table:table-cell table:style-name="ce12" office:value-type="float" office:value="49.9">
            <text:p>49,9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float" office:value="0.501">
            <text:p>0,501</text:p>
          </table:table-cell>
          <table:table-cell table:style-name="ce1" table:formula="oooc:=1000/[.A30]" office:value-type="float" office:value="1996.00798403194">
            <text:p>1996,008</text:p>
          </table:table-cell>
          <table:table-cell table:style-name="ce1" office:value-type="float" office:value="996">
            <text:p>996,000</text:p>
          </table:table-cell>
          <table:table-cell table:style-name="ce1" office:value-type="float" office:value="995.8">
            <text:p>995,800</text:p>
          </table:table-cell>
          <table:table-cell table:style-name="ce1" table:formula="oooc:=[.C30]+[.D30]" office:value-type="float" office:value="1991.8">
            <text:p>1991,800</text:p>
          </table:table-cell>
          <table:table-cell table:style-name="ce8" table:formula="oooc:=[.C30]-([.$B30]/2)" office:value-type="float" office:value="-2.00399201596804">
            <text:p>-2,004</text:p>
          </table:table-cell>
          <table:table-cell table:style-name="ce8" table:formula="oooc:=[.D30]-([.$B30]/2)" office:value-type="float" office:value="-2.20399201596808">
            <text:p>-2,204</text:p>
          </table:table-cell>
          <table:table-cell table:style-name="ce8" table:formula="oooc:=[.F30]*100/([.$B30]/2)" office:value-type="float" office:value="-0.200799999999997">
            <text:p>-0,201</text:p>
          </table:table-cell>
          <table:table-cell table:style-name="ce8" table:formula="oooc:=[.G30]*100/([.$B30]/2)" office:value-type="float" office:value="-0.220840000000002">
            <text:p>-0,221</text:p>
          </table:table-cell>
          <table:table-cell table:style-name="ce12" office:value-type="string">
            <text:p>HM 8030-4</text:p>
          </table:table-cell>
          <table:table-cell table:style-name="ce12" office:value-type="float" office:value="49.9">
            <text:p>49,9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float" office:value="0.249">
            <text:p>0,249</text:p>
          </table:table-cell>
          <table:table-cell table:style-name="ce1" table:formula="oooc:=1000/[.A31]" office:value-type="float" office:value="4016.06425702811">
            <text:p>4016,064</text:p>
          </table:table-cell>
          <table:table-cell table:style-name="ce1" office:value-type="float" office:value="2000.2">
            <text:p>2000,200</text:p>
          </table:table-cell>
          <table:table-cell table:style-name="ce1" office:value-type="float" office:value="2008.2">
            <text:p>2008,200</text:p>
          </table:table-cell>
          <table:table-cell table:style-name="ce1" table:formula="oooc:=[.C31]+[.D31]" office:value-type="float" office:value="4008.4">
            <text:p>4008,400</text:p>
          </table:table-cell>
          <table:table-cell table:style-name="ce8" table:formula="oooc:=[.C31]-([.$B31]/2)" office:value-type="float" office:value="-7.83212851405619">
            <text:p>-7,832</text:p>
          </table:table-cell>
          <table:table-cell table:style-name="ce8" table:formula="oooc:=[.D31]-([.$B31]/2)" office:value-type="float" office:value="0.167871485943806">
            <text:p>0,168</text:p>
          </table:table-cell>
          <table:table-cell table:style-name="ce8" table:formula="oooc:=[.F31]*100/([.$B31]/2)" office:value-type="float" office:value="-0.390039999999998">
            <text:p>-0,390</text:p>
          </table:table-cell>
          <table:table-cell table:style-name="ce8" table:formula="oooc:=[.G31]*100/([.$B31]/2)" office:value-type="float" office:value="0.00836000000000154">
            <text:p>0,008</text:p>
          </table:table-cell>
          <table:table-cell table:style-name="ce12" office:value-type="string">
            <text:p>HM 8030-4</text:p>
          </table:table-cell>
          <table:table-cell table:style-name="ce12" office:value-type="float" office:value="50">
            <text:p>50,0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/>
          <table:table-cell table:style-name="ce4" office:value-type="string">
            <text:p>Valores estudiados:</text:p>
          </table:table-cell>
          <table:table-cell table:style-name="ce5" table:number-columns-repeated="2"/>
          <table:table-cell table:style-name="ce6" office:value-type="string">
            <text:p>PROMEDIO:</text:p>
          </table:table-cell>
          <table:table-cell table:style-name="ce9" table:formula="oooc:=AVERAGE([.F8:.F31])" office:value-type="float" office:value="-0.447930690056338">
            <text:p>-0,45</text:p>
          </table:table-cell>
          <table:table-cell table:style-name="ce9" table:formula="oooc:=AVERAGE([.G8:.G31])" office:value-type="float" office:value="-0.181264023389674">
            <text:p>-0,18</text:p>
          </table:table-cell>
          <table:table-cell table:style-name="ce9" table:formula="oooc:=AVERAGE([.H8:.H31])" office:value-type="float" office:value="-0.0384266666666654">
            <text:p>-0,04</text:p>
          </table:table-cell>
          <table:table-cell table:style-name="ce9" table:formula="oooc:=AVERAGE([.I8:.I31])" office:value-type="float" office:value="-0.0461341666666658">
            <text:p>-0,05</text:p>
          </table:table-cell>
          <table:table-cell table:style-name="ce12" table:number-columns-repeated="2"/>
          <table:table-cell table:style-name="ce1"/>
          <table:table-cell table:number-columns-repeated="244"/>
        </table:table-row>
        <table:table-row table:style-name="ro1">
          <table:table-cell table:style-name="ce1"/>
          <table:table-cell table:style-name="ce5" table:number-columns-repeated="3"/>
          <table:table-cell table:style-name="ce6" office:value-type="string">
            <text:p>DESV ESTANDARD:</text:p>
          </table:table-cell>
          <table:table-cell table:style-name="ce10" table:formula="oooc:=STDEV([.F8:.F31])" office:value-type="float" office:value="1.64987802264224">
            <text:p>1,65</text:p>
          </table:table-cell>
          <table:table-cell table:style-name="ce10" table:formula="oooc:=STDEV([.G8:.G31])" office:value-type="float" office:value="0.580412005916392">
            <text:p>0,58</text:p>
          </table:table-cell>
          <table:table-cell table:style-name="ce10" table:formula="oooc:=STDEV([.H8:.H31])" office:value-type="float" office:value="0.183842616024323">
            <text:p>0,18</text:p>
          </table:table-cell>
          <table:table-cell table:style-name="ce10" table:formula="oooc:=STDEV([.I8:.I31])" office:value-type="float" office:value="0.185567001328048">
            <text:p>0,19</text:p>
          </table:table-cell>
          <table:table-cell table:style-name="ce12" table:number-columns-repeated="2"/>
          <table:table-cell table:style-name="ce1"/>
          <table:table-cell table:number-columns-repeated="244"/>
        </table:table-row>
        <table:table-row table:style-name="ro1">
          <table:table-cell table:style-name="ce1"/>
          <table:table-cell table:style-name="ce4" office:value-type="string">
            <text:p>Valores del salto vertical (200-700ms)</text:p>
          </table:table-cell>
          <table:table-cell table:style-name="ce5" table:number-columns-repeated="2"/>
          <table:table-cell table:style-name="ce6" office:value-type="string">
            <text:p>PROMEDIO:</text:p>
          </table:table-cell>
          <table:table-cell table:style-name="ce9" table:formula="oooc:=AVERAGE([.F24:.F29])" office:value-type="float" office:value="-0.169012541221773">
            <text:p>-0,17</text:p>
          </table:table-cell>
          <table:table-cell table:style-name="ce9" table:formula="oooc:=AVERAGE([.G24:.G29])" office:value-type="float" office:value="-0.402345874555108">
            <text:p>-0,4</text:p>
          </table:table-cell>
          <table:table-cell table:style-name="ce9" table:formula="oooc:=AVERAGE([.H24:.H29])" office:value-type="float" office:value="-0.035249999999998">
            <text:p>-0,04</text:p>
          </table:table-cell>
          <table:table-cell table:style-name="ce9" table:formula="oooc:=AVERAGE([.I24:.I29])" office:value-type="float" office:value="-0.129139999999999">
            <text:p>-0,13</text:p>
          </table:table-cell>
          <table:table-cell table:style-name="ce12" table:number-columns-repeated="2"/>
          <table:table-cell table:style-name="ce1"/>
          <table:table-cell table:number-columns-repeated="244"/>
        </table:table-row>
        <table:table-row table:style-name="ro1">
          <table:table-cell table:style-name="ce1"/>
          <table:table-cell table:style-name="ce5" table:number-columns-repeated="3"/>
          <table:table-cell table:style-name="ce6" office:value-type="string">
            <text:p>DESV ESTANDARD:</text:p>
          </table:table-cell>
          <table:table-cell table:style-name="ce10" table:formula="oooc:=STDEV([.F24:.F29])" office:value-type="float" office:value="0.58033323063854">
            <text:p>0,58</text:p>
          </table:table-cell>
          <table:table-cell table:style-name="ce10" table:formula="oooc:=STDEV([.G24:.G29])" office:value-type="float" office:value="0.702794240814347">
            <text:p>0,7</text:p>
          </table:table-cell>
          <table:table-cell table:style-name="ce10" table:formula="oooc:=STDEV([.H24:.H29])" office:value-type="float" office:value="0.162011393056171">
            <text:p>0,16</text:p>
          </table:table-cell>
          <table:table-cell table:style-name="ce10" table:formula="oooc:=STDEV([.I24:.I29])" office:value-type="float" office:value="0.206172649980544">
            <text:p>0,21</text:p>
          </table:table-cell>
          <table:table-cell table:style-name="ce12" table:number-columns-repeated="2"/>
          <table:table-cell table:style-name="ce1"/>
          <table:table-cell table:number-columns-repeated="244"/>
        </table:table-row>
        <table:table-row table:style-name="ro1">
          <table:table-cell table:style-name="ce1" table:number-columns-repeated="9"/>
          <table:table-cell table:style-name="ce12" table:number-columns-repeated="2"/>
          <table:table-cell table:style-name="ce1"/>
          <table:table-cell table:number-columns-repeated="244"/>
        </table:table-row>
        <table:table-row table:style-name="ro1">
          <table:table-cell table:style-name="ce1" office:value-type="string">
            <text:p>Se ha detectado un error en la frecuencia de 9,500:</text:p>
          </table:table-cell>
          <table:table-cell table:style-name="ce1" table:number-columns-repeated="8"/>
          <table:table-cell table:style-name="ce12" table:number-columns-repeated="2"/>
          <table:table-cell table:style-name="ce1"/>
          <table:table-cell table:number-columns-repeated="244"/>
        </table:table-row>
        <table:table-row table:style-name="ro1">
          <table:table-cell table:style-name="ce3" office:value-type="float" office:value="9.5">
            <text:p>9,500</text:p>
          </table:table-cell>
          <table:table-cell table:style-name="ce1" table:formula="oooc:=1000/[.A38]" office:value-type="float" office:value="105.263157894737">
            <text:p>105,263</text:p>
          </table:table-cell>
          <table:table-cell table:number-columns-repeated="2" table:style-name="ce1" office:value-type="float" office:value="157.5">
            <text:p>157,500</text:p>
          </table:table-cell>
          <table:table-cell table:style-name="ce1" table:formula="oooc:=[.C38]+[.D38]" office:value-type="float" office:value="315">
            <text:p>315,000</text:p>
          </table:table-cell>
          <table:table-cell table:style-name="ce8" table:formula="oooc:=[.C38]-([.$B38]/2)" office:value-type="float" office:value="104.868421052632">
            <text:p>104,868</text:p>
          </table:table-cell>
          <table:table-cell table:style-name="ce8" table:formula="oooc:=[.D38]-([.$B38]/2)" office:value-type="float" office:value="104.868421052632">
            <text:p>104,868</text:p>
          </table:table-cell>
          <table:table-cell table:style-name="ce8" table:formula="oooc:=[.F38]*100/([.$B38]/2)" office:value-type="float" office:value="199.25">
            <text:p>199,250</text:p>
          </table:table-cell>
          <table:table-cell table:style-name="ce8" table:formula="oooc:=[.G38]*100/([.$B38]/2)" office:value-type="float" office:value="199.25">
            <text:p>199,250</text:p>
          </table:table-cell>
          <table:table-cell table:style-name="ce12" office:value-type="string">
            <text:p>HM 8030-4</text:p>
          </table:table-cell>
          <table:table-cell table:style-name="ce12" office:value-type="float" office:value="50">
            <text:p>50,000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table:number-columns-repeated="12"/>
          <table:table-cell table:number-columns-repeated="244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12"/>
          <table:table-cell table:style-name="Default" table:number-columns-repeated="244"/>
        </table:table-row>
        <table:table-row table:style-name="ro1" table:number-rows-repeated="1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afs" table:style-name="ta1" table:print="false">
        <office:forms form:automatic-focus="false" form:apply-design-mode="false"/>
        <table:table-column table:style-name="co7" table:number-columns-repeated="8" table:default-cell-style-name="Default"/>
        <table:table-row table:style-name="ro1">
          <table:table-cell>
            <draw:frame table:end-cell-address="Grafs.E21" table:end-x="2.18cm" table:end-y="0.404cm" draw:z-index="0" draw:style-name="gr1" svg:width="11.211cm" svg:height="8.907cm" svg:x="0.001cm" svg:y="0.002cm">
              <draw:object draw:notify-on-update-of-ranges="datos_y_resultados.B9:datos_y_resultados.B31 datos_y_resultados.F7:datos_y_resultados.F7 datos_y_resultados.F9:datos_y_resultados.F31 datos_y_resultados.G7:datos_y_resultados.G7 datos_y_resultados.G9:datos_y_resultados.G3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Grafs.K21" table:end-x="2.258cm" table:end-y="0.316cm" draw:z-index="1" draw:style-name="gr1" svg:width="11.289cm" svg:height="8.821cm" svg:x="0.002cm" svg:y="0cm">
              <draw:object draw:notify-on-update-of-ranges="datos_y_resultados.B9:datos_y_resultados.B31 datos_y_resultados.H7:datos_y_resultados.H7 datos_y_resultados.H9:datos_y_resultados.H31 datos_y_resultados.I7:datos_y_resultados.I7 datos_y_resultados.I9:datos_y_resultados.I3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 table:number-rows-repeated="19">
          <table:table-cell table:number-columns-repeated="8"/>
        </table:table-row>
        <table:table-row table:style-name="ro1">
          <table:table-cell>
            <draw:frame table:end-cell-address="Grafs.E38" table:end-x="2.258cm" table:end-y="0.399cm" draw:z-index="2" draw:style-name="gr1" svg:width="11.29cm" svg:height="7.223cm" svg:x="0cm" svg:y="0.4cm">
              <draw:object draw:notify-on-update-of-ranges="datos_y_resultados.F7:datos_y_resultados.F7 datos_y_resultados.F8:datos_y_resultados.F31 datos_y_resultados.B8:datos_y_resultados.B3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Grafs.K38" table:end-x="2.247cm" table:end-y="0.399cm" draw:z-index="3" draw:style-name="gr1" svg:width="11.29cm" svg:height="7.229cm" svg:x="2.248cm" svg:y="0.399cm">
              <draw:object draw:notify-on-update-of-ranges="datos_y_resultados.G7:datos_y_resultados.G7 datos_y_resultados.G8:datos_y_resultados.G31 datos_y_resultados.B8:datos_y_resultados.B3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29">
          <table:table-cell table:number-columns-repeated="8"/>
        </table:table-row>
        <table:table-row table:style-name="ro1">
          <table:table-cell table:number-columns-repeated="7"/>
          <table:table-cell table:style-name="ce14"/>
        </table:table-row>
        <table:table-row table:style-name="ro1" table:number-rows-repeated="3">
          <table:table-cell table:number-columns-repeated="5"/>
          <table:table-cell table:style-name="ce14" table:number-columns-repeated="3"/>
        </table:table-row>
        <table:table-row table:style-name="ro1">
          <table:table-cell table:number-columns-repeated="5"/>
          <table:table-cell table:style-name="ce14" table:number-columns-repeated="3"/>
        </table:table-row>
      </table:table>
      <table:table table:name="Error en intervalo de rebote" table:style-name="ta1" table:print="false">
        <office:forms form:automatic-focus="false" form:apply-design-mode="false"/>
        <table:table-column table:style-name="co7" table:number-columns-repeated="2" table:default-cell-style-name="Default"/>
        <table:table-column table:style-name="co7" table:number-columns-repeated="9" table:default-cell-style-name="ce1"/>
        <table:table-column table:style-name="co7" table:number-columns-repeated="245" table:default-cell-style-name="Default"/>
        <table:table-row table:style-name="ro1">
          <table:table-cell table:style-name="ce15" office:value-type="string">
            <text:p>Se prueba de entender el alcance del error detectado el 12 de febrero</text:p>
          </table:table-cell>
          <table:table-cell/>
          <table:table-cell table:style-name="Default" table:number-columns-repeated="3"/>
          <table:table-cell table:number-columns-repeated="251"/>
        </table:table-row>
        <table:table-row table:style-name="ro1">
          <table:table-cell office:value-type="string">
            <text:p>Medidas tomadas el 19-Febrero-2008, utilizando un generador de onda modelo Hameg HM 8030-3</text:p>
          </table:table-cell>
          <table:table-cell table:style-name="ce1"/>
          <table:table-cell table:number-columns-repeated="254"/>
        </table:table-row>
        <table:table-row table:style-name="ro1">
          <table:table-cell table:style-name="ce1" office:value-type="string">
            <text:p>Después de confirmar que con Chronopic1 (con condensador) se produce el mismo error,</text:p>
          </table:table-cell>
          <table:table-cell table:style-name="ce1"/>
          <table:table-cell table:number-columns-repeated="254"/>
        </table:table-row>
        <table:table-row table:style-name="ro1">
          <table:table-cell table:style-name="ce1" office:value-type="string">
            <text:p>se muestran a continuación los resultados para Chronopic3 sin condensador.</text:p>
          </table:table-cell>
          <table:table-cell table:style-name="ce1"/>
          <table:table-cell table:number-columns-repeated="254"/>
        </table:table-row>
        <table:table-row table:style-name="ro1">
          <table:table-cell table:style-name="ce1" table:number-columns-repeated="2"/>
          <table:table-cell table:number-columns-repeated="254"/>
        </table:table-row>
        <table:table-row table:style-name="ro1">
          <table:table-cell table:style-name="ce16" office:value-type="string">
            <text:p>Frecuencia real (Hz)</text:p>
          </table:table-cell>
          <table:table-cell table:style-name="ce16" office:value-type="string">
            <text:p>Periodo real (ms)</text:p>
          </table:table-cell>
          <table:table-cell table:style-name="ce16" office:value-type="string">
            <text:p>TC (ms)</text:p>
          </table:table-cell>
          <table:table-cell table:style-name="ce16" office:value-type="string">
            <text:p>TV (ms)</text:p>
          </table:table-cell>
          <table:table-cell table:style-name="ce16" office:value-type="string">
            <text:p>Periodo medido (ms)</text:p>
          </table:table-cell>
          <table:table-cell table:style-name="ce20" office:value-type="string">
            <text:p>Error TC (ms)</text:p>
          </table:table-cell>
          <table:table-cell table:style-name="ce20" office:value-type="string">
            <text:p>Error TV (ms)</text:p>
          </table:table-cell>
          <table:table-cell table:style-name="ce20" office:value-type="string">
            <text:p>Error TC %</text:p>
          </table:table-cell>
          <table:table-cell table:style-name="ce20" office:value-type="string">
            <text:p>Error TV %</text:p>
          </table:table-cell>
          <table:table-cell table:style-name="ce20" office:value-type="string">
            <text:p>Ciclo trabajo %(duty)</text:p>
          </table:table-cell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9.05">
            <text:p>9,050</text:p>
          </table:table-cell>
          <table:table-cell table:style-name="ce1" table:formula="oooc:=1000/[.A7]" office:value-type="float" office:value="110.497237569061">
            <text:p>110,497</text:p>
          </table:table-cell>
          <table:table-cell office:value-type="float" office:value="55.1">
            <text:p>55,100</text:p>
          </table:table-cell>
          <table:table-cell office:value-type="float" office:value="55.2">
            <text:p>55,200</text:p>
          </table:table-cell>
          <table:table-cell table:formula="oooc:=[.C7]+[.D7]" office:value-type="float" office:value="110.3">
            <text:p>110,300</text:p>
          </table:table-cell>
          <table:table-cell table:style-name="ce8" table:formula="oooc:=[.C7]-([.$B7]/2)" office:value-type="float" office:value="-0.148618784530377">
            <text:p>-0,149</text:p>
          </table:table-cell>
          <table:table-cell table:style-name="ce8" table:formula="oooc:=[.D7]-([.$B7]/2)" office:value-type="float" office:value="-0.048618784530376">
            <text:p>-0,049</text:p>
          </table:table-cell>
          <table:table-cell table:style-name="ce8" table:formula="oooc:=[.F7]*100/([.$B7]/2)" office:value-type="float" office:value="-0.268999999999983">
            <text:p>-0,269</text:p>
          </table:table-cell>
          <table:table-cell table:style-name="ce8" table:formula="oooc:=[.G7]*100/([.$B7]/2)" office:value-type="float" office:value="-0.0879999999999807">
            <text:p>-0,088</text:p>
          </table:table-cell>
          <table:table-cell table:style-name="ce8" office:value-type="float" office:value="49.8">
            <text:p>49,800</text:p>
          </table:table-cell>
          <table:table-cell table:number-columns-repeated="246"/>
        </table:table-row>
        <table:table-row table:style-name="ro1">
          <table:table-cell table:style-name="ce1" office:value-type="float" office:value="9.3">
            <text:p>9,300</text:p>
          </table:table-cell>
          <table:table-cell table:style-name="ce1" table:formula="oooc:=1000/[.A8]" office:value-type="float" office:value="107.52688172043">
            <text:p>107,527</text:p>
          </table:table-cell>
          <table:table-cell office:value-type="float" office:value="53.5">
            <text:p>53,500</text:p>
          </table:table-cell>
          <table:table-cell office:value-type="float" office:value="53.6">
            <text:p>53,600</text:p>
          </table:table-cell>
          <table:table-cell table:formula="oooc:=[.C8]+[.D8]" office:value-type="float" office:value="107.1">
            <text:p>107,100</text:p>
          </table:table-cell>
          <table:table-cell table:style-name="ce8" table:formula="oooc:=[.C8]-([.$B8]/2)" office:value-type="float" office:value="-0.263440860215049">
            <text:p>-0,263</text:p>
          </table:table-cell>
          <table:table-cell table:style-name="ce8" table:formula="oooc:=[.D8]-([.$B8]/2)" office:value-type="float" office:value="-0.163440860215047">
            <text:p>-0,163</text:p>
          </table:table-cell>
          <table:table-cell table:style-name="ce8" table:formula="oooc:=[.F8]*100/([.$B8]/2)" office:value-type="float" office:value="-0.48999999999999">
            <text:p>-0,490</text:p>
          </table:table-cell>
          <table:table-cell table:style-name="ce8" table:formula="oooc:=[.G8]*100/([.$B8]/2)" office:value-type="float" office:value="-0.303999999999988">
            <text:p>-0,304</text:p>
          </table:table-cell>
          <table:table-cell table:style-name="ce8" office:value-type="float" office:value="50">
            <text:p>50,000</text:p>
          </table:table-cell>
          <table:table-cell table:number-columns-repeated="246"/>
        </table:table-row>
        <table:table-row table:style-name="ro1">
          <table:table-cell table:style-name="ce1" office:value-type="float" office:value="9.3">
            <text:p>9,300</text:p>
          </table:table-cell>
          <table:table-cell table:style-name="ce1" table:formula="oooc:=1000/[.A9]" office:value-type="float" office:value="107.52688172043">
            <text:p>107,527</text:p>
          </table:table-cell>
          <table:table-cell office:value-type="float" office:value="53.5">
            <text:p>53,500</text:p>
          </table:table-cell>
          <table:table-cell office:value-type="float" office:value="53.6">
            <text:p>53,600</text:p>
          </table:table-cell>
          <table:table-cell table:formula="oooc:=[.C9]+[.D9]" office:value-type="float" office:value="107.1">
            <text:p>107,100</text:p>
          </table:table-cell>
          <table:table-cell table:style-name="ce8" table:formula="oooc:=[.C9]-([.$B9]/2)" office:value-type="float" office:value="-0.263440860215049">
            <text:p>-0,263</text:p>
          </table:table-cell>
          <table:table-cell table:style-name="ce8" table:formula="oooc:=[.D9]-([.$B9]/2)" office:value-type="float" office:value="-0.163440860215047">
            <text:p>-0,163</text:p>
          </table:table-cell>
          <table:table-cell table:style-name="ce8" table:formula="oooc:=[.F9]*100/([.$B9]/2)" office:value-type="float" office:value="-0.48999999999999">
            <text:p>-0,490</text:p>
          </table:table-cell>
          <table:table-cell table:style-name="ce8" table:formula="oooc:=[.G9]*100/([.$B9]/2)" office:value-type="float" office:value="-0.303999999999988">
            <text:p>-0,304</text:p>
          </table:table-cell>
          <table:table-cell table:style-name="ce8" office:value-type="float" office:value="50">
            <text:p>50,000</text:p>
          </table:table-cell>
          <table:table-cell table:style-name="Default"/>
          <table:table-cell table:number-columns-repeated="245"/>
        </table:table-row>
        <table:table-row table:style-name="ro1">
          <table:table-cell table:style-name="ce1" office:value-type="string">
            <text:p>El de fila 9 es el mismo que el anterior pero desconectando osciloscopio para ver si daba algún error</text:p>
          </table:table-cell>
          <table:table-cell table:style-name="ce1"/>
          <table:table-cell table:number-columns-repeated="254"/>
        </table:table-row>
        <table:table-row table:style-name="ro1">
          <table:table-cell table:style-name="ce1" table:number-columns-repeated="2"/>
          <table:table-cell table:number-columns-repeated="254"/>
        </table:table-row>
        <table:table-row table:style-name="ro1">
          <table:table-cell table:style-name="ce1" office:value-type="string">
            <text:p>El error INICIA a 9,390 hz que corresponde a 106,496ms totales, 53,248 tiempo de contacto y 53,248 tiempo de vuelo</text:p>
          </table:table-cell>
          <table:table-cell table:style-name="ce1"/>
          <table:table-cell table:number-columns-repeated="254"/>
        </table:table-row>
        <table:table-row table:style-name="ro1">
          <table:table-cell table:style-name="ce1" office:value-type="string">
            <text:p>El Error TERMINA a 9,950 hertzios, 100,503ms totales: 50,251 tiempo de contacto y 50,251 tiempo de vuelo</text:p>
          </table:table-cell>
          <table:table-cell table:style-name="ce1"/>
          <table:table-cell table:number-columns-repeated="254"/>
        </table:table-row>
        <table:table-row table:style-name="ro1">
          <table:table-cell table:style-name="ce1" office:value-type="string">
            <text:p>El error ha aparecido cuando entraban tiempos que corresponderían a un intervalo entre: 53,248ms – 50,251ms. Amplitud de 3ms</text:p>
          </table:table-cell>
          <table:table-cell table:style-name="ce1"/>
          <table:table-cell table:number-columns-repeated="254"/>
        </table:table-row>
        <table:table-row table:style-name="ro1">
          <table:table-cell table:style-name="ce1" office:value-type="string">
            <text:p>El error aparece cercano al intervalo en que el firmware decide si el evento que ha entrado es un rebote o es correcto</text:p>
          </table:table-cell>
          <table:table-cell table:style-name="ce1"/>
          <table:table-cell table:number-columns-repeated="254"/>
        </table:table-row>
        <table:table-row table:style-name="ro1">
          <table:table-cell table:style-name="ce1" table:number-columns-repeated="2"/>
          <table:table-cell table:number-columns-repeated="254"/>
        </table:table-row>
        <table:table-row table:style-name="ro1">
          <table:table-cell table:style-name="ce1" office:value-type="string">
            <text:p>El error VUELVE a aparecer a una frecuencia de 20 hertzios, 50ms totales (detectados a 49% duty): 25ms tiempo de contacto y 25ms tiempo de vuelo</text:p>
          </table:table-cell>
          <table:table-cell table:style-name="ce1"/>
          <table:table-cell table:number-columns-repeated="254"/>
        </table:table-row>
        <table:table-row table:style-name="ro1">
          <table:table-cell table:style-name="ce1" table:number-columns-repeated="2"/>
          <table:table-cell table:number-columns-repeated="254"/>
        </table:table-row>
        <table:table-row table:style-name="ro1">
          <table:table-cell table:style-name="ce17" office:value-type="string">
            <text:p>9,390 Hz</text:p>
          </table:table-cell>
          <table:table-cell table:style-name="ce17" office:value-type="string">
            <text:p>9,660 Hz</text:p>
          </table:table-cell>
          <table:table-cell table:style-name="ce17" office:value-type="string">
            <text:p>9,950 Hz</text:p>
          </table:table-cell>
          <table:table-cell table:style-name="ce17" office:value-type="string">
            <text:p>9,950 Hz (cont)</text:p>
          </table:table-cell>
          <table:table-cell table:style-name="Default"/>
          <table:table-cell table:style-name="ce17" office:value-type="string">
            <text:p>20 Hz</text:p>
          </table:table-cell>
          <table:table-cell table:style-name="ce17" office:value-type="string">
            <text:p>20,200Hz</text:p>
          </table:table-cell>
          <table:table-cell table:style-name="ce22" table:number-columns-repeated="4"/>
          <table:table-cell table:style-name="ce13" table:number-columns-repeated="245"/>
        </table:table-row>
        <table:table-row table:style-name="ro1">
          <table:table-cell table:style-name="ce18" office:value-type="string">
            <text:p>236 TF: 159,5 ms</text:p>
          </table:table-cell>
          <table:table-cell table:style-name="ce18" office:value-type="string">
            <text:p>135 TC: 155,4 ms</text:p>
          </table:table-cell>
          <table:table-cell table:style-name="ce18" office:value-type="string">
            <text:p>97 TC: 550,5 ms</text:p>
          </table:table-cell>
          <table:table-cell table:style-name="ce18" office:value-type="string">
            <text:p>115 TC: 150,2 ms</text:p>
          </table:table-cell>
          <table:table-cell table:style-name="Default"/>
          <table:table-cell table:style-name="ce18" office:value-type="string">
            <text:p>245 TC: 225,2 ms</text:p>
          </table:table-cell>
          <table:table-cell table:style-name="ce21" office:value-type="string">
            <text:p>651 TC: 73,8 ms</text:p>
          </table:table-cell>
          <table:table-cell table:number-columns-repeated="249"/>
        </table:table-row>
        <table:table-row table:style-name="ro1">
          <table:table-cell table:style-name="ce18" office:value-type="string">
            <text:p>237 TC: 159,5 ms</text:p>
          </table:table-cell>
          <table:table-cell table:style-name="ce18" office:value-type="string">
            <text:p>136 TF: 155,6 ms</text:p>
          </table:table-cell>
          <table:table-cell table:style-name="ce18" office:value-type="string">
            <text:p>98 TF: 250,3 ms</text:p>
          </table:table-cell>
          <table:table-cell table:style-name="ce18" office:value-type="string">
            <text:p>116 TF: 150,2 ms</text:p>
          </table:table-cell>
          <table:table-cell table:style-name="Default"/>
          <table:table-cell table:style-name="ce18" office:value-type="string">
            <text:p>246 TF: 75,0 ms</text:p>
          </table:table-cell>
          <table:table-cell table:style-name="ce18" office:value-type="string">
            <text:p>652 TF: 73,7 ms</text:p>
          </table:table-cell>
          <table:table-cell table:number-columns-repeated="249"/>
        </table:table-row>
        <table:table-row table:style-name="ro1">
          <table:table-cell table:style-name="ce18" office:value-type="string">
            <text:p>238 TF: 53,2 ms</text:p>
          </table:table-cell>
          <table:table-cell table:style-name="ce18" office:value-type="string">
            <text:p>137 TC: 155,4 ms</text:p>
          </table:table-cell>
          <table:table-cell table:style-name="ce18" office:value-type="string">
            <text:p>99 TC: 150,2 ms</text:p>
          </table:table-cell>
          <table:table-cell table:style-name="ce18" office:value-type="string">
            <text:p>117 TC: 150,2 ms</text:p>
          </table:table-cell>
          <table:table-cell table:style-name="Default"/>
          <table:table-cell table:style-name="ce18" office:value-type="string">
            <text:p>247 TC: 75,1 ms</text:p>
          </table:table-cell>
          <table:table-cell table:style-name="ce18" office:value-type="string">
            <text:p>653 TC: 73,8 ms</text:p>
          </table:table-cell>
          <table:table-cell table:number-columns-repeated="249"/>
        </table:table-row>
        <table:table-row table:style-name="ro1">
          <table:table-cell table:style-name="ce18" office:value-type="string">
            <text:p>239 TC: 159,5 ms</text:p>
          </table:table-cell>
          <table:table-cell table:style-name="ce18" office:value-type="string">
            <text:p>138 TF: 155,4 ms</text:p>
          </table:table-cell>
          <table:table-cell table:style-name="ce18" office:value-type="string">
            <text:p>100 TF: 250,3 ms</text:p>
          </table:table-cell>
          <table:table-cell table:style-name="ce18" office:value-type="string">
            <text:p>118 TF: 550,6 ms</text:p>
          </table:table-cell>
          <table:table-cell table:style-name="Default"/>
          <table:table-cell table:style-name="ce18" office:value-type="string">
            <text:p>248 TF: 75,0 ms</text:p>
          </table:table-cell>
          <table:table-cell table:style-name="ce18" office:value-type="string">
            <text:p>654 TF: 73,7 ms</text:p>
          </table:table-cell>
          <table:table-cell table:number-columns-repeated="249"/>
        </table:table-row>
        <table:table-row table:style-name="ro1">
          <table:table-cell table:style-name="ce18" office:value-type="string">
            <text:p>240 TF: 159,5 ms</text:p>
          </table:table-cell>
          <table:table-cell table:style-name="ce18" office:value-type="string">
            <text:p>139 TC: 155,3 ms</text:p>
          </table:table-cell>
          <table:table-cell table:style-name="ce18" office:value-type="string">
            <text:p>101 TC: 150,2 ms</text:p>
          </table:table-cell>
          <table:table-cell table:style-name="ce18" office:value-type="string">
            <text:p>119 TC: 150,2 ms</text:p>
          </table:table-cell>
          <table:table-cell table:style-name="Default"/>
          <table:table-cell table:style-name="ce18" office:value-type="string">
            <text:p>249 TC: 225,2 ms</text:p>
          </table:table-cell>
          <table:table-cell table:style-name="ce18" office:value-type="string">
            <text:p>655 TC: 73,7 ms</text:p>
          </table:table-cell>
          <table:table-cell table:number-columns-repeated="249"/>
        </table:table-row>
        <table:table-row table:style-name="ro1">
          <table:table-cell table:style-name="ce18" office:value-type="string">
            <text:p>241 TC: 159,5 ms</text:p>
          </table:table-cell>
          <table:table-cell table:style-name="ce18" office:value-type="string">
            <text:p>140 TF: 155,4 ms</text:p>
          </table:table-cell>
          <table:table-cell table:style-name="ce18" office:value-type="string">
            <text:p>102 TF: 150,2 ms</text:p>
          </table:table-cell>
          <table:table-cell table:style-name="ce18" office:value-type="string">
            <text:p>120 TF: 150,2 ms</text:p>
          </table:table-cell>
          <table:table-cell table:style-name="Default"/>
          <table:table-cell table:style-name="ce18" office:value-type="string">
            <text:p>250 TF: 150,1 ms</text:p>
          </table:table-cell>
          <table:table-cell table:style-name="ce18" office:value-type="string">
            <text:p>656 TF: 73,7 ms</text:p>
          </table:table-cell>
          <table:table-cell table:number-columns-repeated="249"/>
        </table:table-row>
        <table:table-row table:style-name="ro1">
          <table:table-cell table:style-name="ce18" office:value-type="string">
            <text:p>242 TF: 53,2 ms</text:p>
          </table:table-cell>
          <table:table-cell table:style-name="ce18" office:value-type="string">
            <text:p>141 TC: 155,4 ms</text:p>
          </table:table-cell>
          <table:table-cell table:style-name="ce18" office:value-type="string">
            <text:p>103 TC: 250,3 ms</text:p>
          </table:table-cell>
          <table:table-cell table:style-name="ce18" office:value-type="string">
            <text:p>121 TC: 150,2 ms</text:p>
          </table:table-cell>
          <table:table-cell table:style-name="Default"/>
          <table:table-cell table:style-name="ce18" office:value-type="string">
            <text:p>251 TC: 75,0 ms</text:p>
          </table:table-cell>
          <table:table-cell table:style-name="ce18" office:value-type="string">
            <text:p>657 TC: 73,8 ms</text:p>
          </table:table-cell>
          <table:table-cell table:number-columns-repeated="249"/>
        </table:table-row>
        <table:table-row table:style-name="ro1">
          <table:table-cell table:style-name="ce18" office:value-type="string">
            <text:p>243 TC: 159,5 ms</text:p>
          </table:table-cell>
          <table:table-cell table:style-name="ce18" office:value-type="string">
            <text:p>142 TF: 155,3 ms</text:p>
          </table:table-cell>
          <table:table-cell table:style-name="ce18" office:value-type="string">
            <text:p>104 TF: 150,2 ms</text:p>
          </table:table-cell>
          <table:table-cell table:style-name="ce18" office:value-type="string">
            <text:p>122 TF: 1251,2 ms</text:p>
          </table:table-cell>
          <table:table-cell table:style-name="Default"/>
          <table:table-cell table:style-name="ce18" office:value-type="string">
            <text:p>252 TF: 75,1 ms</text:p>
          </table:table-cell>
          <table:table-cell table:style-name="ce21" office:value-type="string">
            <text:p>658 TF: 73,7 ms</text:p>
          </table:table-cell>
          <table:table-cell table:number-columns-repeated="249"/>
        </table:table-row>
        <table:table-row table:style-name="ro1">
          <table:table-cell table:style-name="ce18" office:value-type="string">
            <text:p>244 TF: 53,2 ms</text:p>
          </table:table-cell>
          <table:table-cell table:style-name="ce18" office:value-type="string">
            <text:p>143 TC: 155,3 ms</text:p>
          </table:table-cell>
          <table:table-cell table:style-name="ce18" office:value-type="string">
            <text:p>105 TC: 650,7 ms</text:p>
          </table:table-cell>
          <table:table-cell table:style-name="ce18" office:value-type="string">
            <text:p>123 TC: 1051,0 ms</text:p>
          </table:table-cell>
          <table:table-cell table:style-name="Default"/>
          <table:table-cell table:style-name="ce18" office:value-type="string">
            <text:p>253 TC: 150,1 ms</text:p>
          </table:table-cell>
          <table:table-cell table:style-name="ce21" office:value-type="string">
            <text:p>659 TC: 73,7 ms</text:p>
          </table:table-cell>
          <table:table-cell table:number-columns-repeated="249"/>
        </table:table-row>
        <table:table-row table:style-name="ro1">
          <table:table-cell table:style-name="ce18" office:value-type="string">
            <text:p>245 TC: 159,5 ms</text:p>
          </table:table-cell>
          <table:table-cell table:style-name="ce18" office:value-type="string">
            <text:p>144 TF: 155,3 ms</text:p>
          </table:table-cell>
          <table:table-cell table:style-name="ce18" office:value-type="string">
            <text:p>106 TF: 150,1 ms</text:p>
          </table:table-cell>
          <table:table-cell table:style-name="ce18" office:value-type="string">
            <text:p>124 TF: 150,2 ms</text:p>
          </table:table-cell>
          <table:table-cell table:style-name="Default"/>
          <table:table-cell table:style-name="ce18" office:value-type="string">
            <text:p>254 TF: 75,0 ms</text:p>
          </table:table-cell>
          <table:table-cell table:style-name="ce21" office:value-type="string">
            <text:p>660 TF: 73,7 ms</text:p>
          </table:table-cell>
          <table:table-cell table:number-columns-repeated="249"/>
        </table:table-row>
        <table:table-row table:style-name="ro1">
          <table:table-cell table:style-name="ce18" office:value-type="string">
            <text:p>246 TF: 53,2 ms</text:p>
          </table:table-cell>
          <table:table-cell table:style-name="ce18" office:value-type="string">
            <text:p>145 TC: 155,2 ms</text:p>
          </table:table-cell>
          <table:table-cell table:style-name="ce18" office:value-type="string">
            <text:p>107 TC: 150,2 ms</text:p>
          </table:table-cell>
          <table:table-cell table:style-name="ce18" office:value-type="string">
            <text:p>125 TC: 4101,6 ms</text:p>
          </table:table-cell>
          <table:table-cell table:style-name="Default"/>
          <table:table-cell table:style-name="ce18" office:value-type="string">
            <text:p>255 TC: 75,1 ms</text:p>
          </table:table-cell>
          <table:table-cell table:style-name="ce21" office:value-type="string">
            <text:p>661 TC: 73,8 ms</text:p>
          </table:table-cell>
          <table:table-cell table:number-columns-repeated="249"/>
        </table:table-row>
        <table:table-row table:style-name="ro1">
          <table:table-cell table:style-name="ce18" office:value-type="string">
            <text:p>247 TC: 159,5 ms</text:p>
          </table:table-cell>
          <table:table-cell table:style-name="ce18" office:value-type="string">
            <text:p>146 TF: 155,2 ms</text:p>
          </table:table-cell>
          <table:table-cell table:style-name="ce18" office:value-type="string">
            <text:p>108 TF: 150,2 ms</text:p>
          </table:table-cell>
          <table:table-cell table:style-name="ce18" office:value-type="string">
            <text:p>126 TF: 200,2 ms</text:p>
          </table:table-cell>
          <table:table-cell table:style-name="Default"/>
          <table:table-cell table:style-name="ce18" office:value-type="string">
            <text:p>256 TF: 375,1 ms</text:p>
          </table:table-cell>
          <table:table-cell table:style-name="ce21" office:value-type="string">
            <text:p>662 TF: 73,7 ms</text:p>
          </table:table-cell>
          <table:table-cell table:number-columns-repeated="249"/>
        </table:table-row>
        <table:table-row table:style-name="ro1">
          <table:table-cell table:style-name="ce18" office:value-type="string">
            <text:p>248 TF: 53,2 ms</text:p>
          </table:table-cell>
          <table:table-cell table:style-name="ce18" office:value-type="string">
            <text:p>147 TC: 155,2 ms</text:p>
          </table:table-cell>
          <table:table-cell table:style-name="ce18" office:value-type="string">
            <text:p>109 TC: 250,3 ms</text:p>
          </table:table-cell>
          <table:table-cell table:style-name="ce18" office:value-type="string">
            <text:p>127 TC: 300,2 ms</text:p>
          </table:table-cell>
          <table:table-cell table:style-name="Default"/>
          <table:table-cell table:style-name="ce18" office:value-type="string">
            <text:p>257 TC: 225,2 ms</text:p>
          </table:table-cell>
          <table:table-cell table:style-name="ce21" office:value-type="string">
            <text:p>663 TC: 73,8 ms</text:p>
          </table:table-cell>
          <table:table-cell table:number-columns-repeated="249"/>
        </table:table-row>
        <table:table-row table:style-name="ro1">
          <table:table-cell table:style-name="ce18" office:value-type="string">
            <text:p>249 TC: 53,1 ms</text:p>
          </table:table-cell>
          <table:table-cell table:style-name="ce18" office:value-type="string">
            <text:p>148 TF: 155,2 ms</text:p>
          </table:table-cell>
          <table:table-cell table:style-name="ce18" office:value-type="string">
            <text:p>110 TF: 450,5 ms</text:p>
          </table:table-cell>
          <table:table-cell table:style-name="ce18" office:value-type="string">
            <text:p>128 TF: 100,1 ms</text:p>
          </table:table-cell>
          <table:table-cell table:style-name="Default"/>
          <table:table-cell table:style-name="ce18" office:value-type="string">
            <text:p>258 TF: 75,0 ms</text:p>
          </table:table-cell>
          <table:table-cell table:style-name="ce21" office:value-type="string">
            <text:p>664 TF: 73,7 ms</text:p>
          </table:table-cell>
          <table:table-cell table:number-columns-repeated="249"/>
        </table:table-row>
        <table:table-row table:style-name="ro1">
          <table:table-cell table:style-name="ce18" office:value-type="string">
            <text:p>250 TF: 53,2 ms</text:p>
          </table:table-cell>
          <table:table-cell table:style-name="ce18" office:value-type="string">
            <text:p>149 TC: 155,2 ms</text:p>
          </table:table-cell>
          <table:table-cell table:style-name="ce18" office:value-type="string">
            <text:p>111 TC: 250,3 ms</text:p>
          </table:table-cell>
          <table:table-cell table:style-name="ce18" office:value-type="string">
            <text:p>129 TC: 550,5 ms</text:p>
          </table:table-cell>
          <table:table-cell table:style-name="Default"/>
          <table:table-cell table:style-name="ce18" office:value-type="string">
            <text:p>259 TC: 75,1 ms</text:p>
          </table:table-cell>
          <table:table-cell table:style-name="ce21" office:value-type="string">
            <text:p>665 TC: 73,8 ms</text:p>
          </table:table-cell>
          <table:table-cell table:number-columns-repeated="249"/>
        </table:table-row>
        <table:table-row table:style-name="ro1">
          <table:table-cell table:style-name="ce18" office:value-type="string">
            <text:p>251 TC: 159,5 ms</text:p>
          </table:table-cell>
          <table:table-cell table:style-name="ce18" office:value-type="string">
            <text:p>150 TF: 155,2 ms</text:p>
          </table:table-cell>
          <table:table-cell table:style-name="ce18" office:value-type="string">
            <text:p>112 TF: 150,2 ms</text:p>
          </table:table-cell>
          <table:table-cell table:style-name="ce18" office:value-type="string">
            <text:p>130 TF: 1451,3 m</text:p>
          </table:table-cell>
          <table:table-cell table:style-name="Default"/>
          <table:table-cell table:style-name="ce18" office:value-type="string">
            <text:p>260 TF: 225,1 ms</text:p>
          </table:table-cell>
          <table:table-cell table:style-name="ce21" office:value-type="string">
            <text:p>666 TF: 73,7 ms</text:p>
          </table:table-cell>
          <table:table-cell table:number-columns-repeated="249"/>
        </table:table-row>
        <table:table-row table:style-name="ro1">
          <table:table-cell table:style-name="ce18" office:value-type="string">
            <text:p>252 TF: 159,5 ms</text:p>
          </table:table-cell>
          <table:table-cell table:style-name="ce1"/>
          <table:table-cell table:style-name="ce18" office:value-type="string">
            <text:p>113 TC: 150,2 ms</text:p>
          </table:table-cell>
          <table:table-cell table:style-name="Default" table:number-columns-repeated="2"/>
          <table:table-cell table:style-name="ce18" office:value-type="string">
            <text:p>261 TC: 75,1 ms</text:p>
          </table:table-cell>
          <table:table-cell table:number-columns-repeated="250"/>
        </table:table-row>
        <table:table-row table:style-name="ro1">
          <table:table-cell table:style-name="ce18" office:value-type="string">
            <text:p>253 TC: 159,5 ms</text:p>
          </table:table-cell>
          <table:table-cell table:style-name="ce1"/>
          <table:table-cell table:style-name="ce18" office:value-type="string">
            <text:p>114 TF: 150,2 ms</text:p>
          </table:table-cell>
          <table:table-cell table:style-name="Default" table:number-columns-repeated="2"/>
          <table:table-cell table:style-name="ce18" office:value-type="string">
            <text:p>262 TF: 75,0 ms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"/>
          <table:table-cell table:style-name="Default" table:number-columns-repeated="3"/>
          <table:table-cell table:style-name="ce18"/>
          <table:table-cell table:number-columns-repeated="250"/>
        </table:table-row>
        <table:table-row table:style-name="ro1">
          <table:table-cell table:style-name="ce18"/>
          <table:table-cell table:style-name="ce1"/>
          <table:table-cell table:style-name="Default"/>
          <table:table-cell table:number-columns-repeated="253"/>
        </table:table-row>
        <table:table-row table:style-name="ro1">
          <table:table-cell table:style-name="ce1"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1" table:number-columns-repeated="2"/>
          <table:table-cell table:style-name="Default"/>
          <table:table-cell table:number-columns-repeated="253"/>
        </table:table-row>
        <table:table-row table:style-name="ro1" table:number-rows-repeated="11">
          <table:table-cell/>
          <table:table-cell table:style-name="ce1"/>
          <table:table-cell table:style-name="Default"/>
          <table:table-cell table:number-columns-repeated="253"/>
        </table:table-row>
        <table:table-row table:style-name="ro1">
          <table:table-cell/>
          <table:table-cell table:style-name="ce1"/>
          <table:table-cell table:number-columns-repeated="254"/>
        </table:table-row>
        <table:table-row table:style-name="ro1">
          <table:table-cell table:style-name="ce1" table:number-columns-repeated="2"/>
          <table:table-cell table:number-columns-repeated="254"/>
        </table:table-row>
        <table:table-row table:style-name="ro1">
          <table:table-cell/>
          <table:table-cell table:style-name="ce1"/>
          <table:table-cell table:number-columns-repeated="254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 table:number-rows-repeated="2">
          <table:table-cell table:style-name="ce1" table:number-columns-repeated="2"/>
          <table:table-cell table:number-columns-repeated="254"/>
        </table:table-row>
        <table:table-row table:style-name="ro1" table:number-rows-repeated="7">
          <table:table-cell/>
          <table:table-cell table:style-name="ce1"/>
          <table:table-cell table:number-columns-repeated="254"/>
        </table:table-row>
        <table:table-row table:style-name="ro1" table:number-rows-repeated="10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1">
          <table:table-cell table:style-name="ce19"/>
          <table:table-cell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1" table:number-rows-repeated="11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45"/>
        </table:table-row>
      </table:table>
      <table:table table:name="Conclusion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/>
          <table:table-cell table:style-name="ce19" office:value-type="string">
            <text:p>Conclusion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a los valores de saltos normales: 200 – 700 ms, Chronopic mide con un error muy despreciabl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>
            <text:p>Error TC (ms)</text:p>
          </table:table-cell>
          <table:table-cell table:style-name="ce9" office:value-type="string">
            <text:p>Error TV (ms)</text:p>
          </table:table-cell>
          <table:table-cell table:style-name="ce9" office:value-type="string">
            <text:p>Error TC %</text:p>
          </table:table-cell>
          <table:table-cell table:style-name="ce9" office:value-type="string">
            <text:p>Error TV %</text:p>
          </table:table-cell>
        </table:table-row>
        <table:table-row table:style-name="ro1">
          <table:table-cell/>
          <table:table-cell office:value-type="string">
            <text:p>PROMEDIO:</text:p>
          </table:table-cell>
          <table:table-cell table:style-name="ce9" office:value-type="float" office:value="-0.169012541221773">
            <text:p>-0,17</text:p>
          </table:table-cell>
          <table:table-cell table:style-name="ce9" office:value-type="float" office:value="-0.402345874555108">
            <text:p>-0,4</text:p>
          </table:table-cell>
          <table:table-cell table:style-name="ce9" office:value-type="float" office:value="-0.035249999999998">
            <text:p>-0,04</text:p>
          </table:table-cell>
          <table:table-cell table:style-name="ce9" office:value-type="float" office:value="-0.129139999999999">
            <text:p>-0,13</text:p>
          </table:table-cell>
        </table:table-row>
        <table:table-row table:style-name="ro1">
          <table:table-cell/>
          <table:table-cell office:value-type="string">
            <text:p>DESV ESTANDARD:</text:p>
          </table:table-cell>
          <table:table-cell table:style-name="ce10" office:value-type="float" office:value="0.58033323063854">
            <text:p>0,58</text:p>
          </table:table-cell>
          <table:table-cell table:style-name="ce10" office:value-type="float" office:value="0.702794240814347">
            <text:p>0,7</text:p>
          </table:table-cell>
          <table:table-cell table:style-name="ce10" office:value-type="float" office:value="0.162011393056171">
            <text:p>0,16</text:p>
          </table:table-cell>
          <table:table-cell table:style-name="ce10" office:value-type="float" office:value="0.206172649980544">
            <text:p>0,2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ra todos los valores medidos (exceptuando error que se detalla en punto 3), Chronopic sigue midiendo con error muy despreciabl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>
            <text:p>Error TC (ms)</text:p>
          </table:table-cell>
          <table:table-cell table:style-name="ce9" office:value-type="string">
            <text:p>Error TV (ms)</text:p>
          </table:table-cell>
          <table:table-cell table:style-name="ce9" office:value-type="string">
            <text:p>Error TC %</text:p>
          </table:table-cell>
          <table:table-cell table:style-name="ce9" office:value-type="string">
            <text:p>Error TV %</text:p>
          </table:table-cell>
        </table:table-row>
        <table:table-row table:style-name="ro1">
          <table:table-cell/>
          <table:table-cell office:value-type="string">
            <text:p>PROMEDIO:</text:p>
          </table:table-cell>
          <table:table-cell table:style-name="ce9" office:value-type="float" office:value="-0.447930690056338">
            <text:p>-0,45</text:p>
          </table:table-cell>
          <table:table-cell table:style-name="ce9" office:value-type="float" office:value="-0.181264023389674">
            <text:p>-0,18</text:p>
          </table:table-cell>
          <table:table-cell table:style-name="ce9" office:value-type="float" office:value="-0.0384266666666654">
            <text:p>-0,04</text:p>
          </table:table-cell>
          <table:table-cell table:style-name="ce9" office:value-type="float" office:value="-0.0461341666666658">
            <text:p>-0,05</text:p>
          </table:table-cell>
        </table:table-row>
        <table:table-row table:style-name="ro1">
          <table:table-cell/>
          <table:table-cell office:value-type="string">
            <text:p>DESV ESTANDARD:</text:p>
          </table:table-cell>
          <table:table-cell table:style-name="ce10" office:value-type="float" office:value="1.64987802264224">
            <text:p>1,65</text:p>
          </table:table-cell>
          <table:table-cell table:style-name="ce10" office:value-type="float" office:value="0.580412005916392">
            <text:p>0,58</text:p>
          </table:table-cell>
          <table:table-cell table:style-name="ce10" office:value-type="float" office:value="0.183842616024323">
            <text:p>0,18</text:p>
          </table:table-cell>
          <table:table-cell table:style-name="ce10" office:value-type="float" office:value="0.185567001328048">
            <text:p>0,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 encuentra un error cercano al valor que distingue entre contacto real y pulso espúreo (antirrebotes) 50ms.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El error ha aparecido cuando entraban tiempos que corresponderían a un intervalo entre: 53,248ms – 50,251m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Así el error tiene una amplitud de 3m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 error vuelve a aparecer a los 20 Hz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9" office:value-type="string">
            <text:p>El error en el mundo real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23" office:value-type="string">
            <text:p>En un protocolo de saltos, cada vez que se produce un cambio en la plataforma, éste suele tener una duración mayor de 200ms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string">
            <text:p>Por si alguien puede hacer tiempos de contacto más cortos, o por si Chronopic es usado para ritmos, tiempos de reacción, ..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string">
            <text:p>el mínimo intervalo registrable es de 50ms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23" office:value-type="string">
            <text:p>El Firmware de Chronopic se encarga de eliminar cualquier tiempo que pueda aparecer inferior a 50ms (en principio por problemas de la plataforma de contactos)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string">
            <text:p>Si al descender en un SJ se realiza un microsalto (falta de técnica) el TV será inferior a 50ms y NO será registrado. El programa esperará al salto real que SÍ será registrado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string">
            <text:p>El problema está en si ese falso salto es de entre 50,251 y 53,248 ms, entonces es registrado con un valor poco predecible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style-name="ce23" office:value-type="string">
            <text:p>Saltar descalzo, zapatillas con tacos acentuados, plataforma con varillas muy separadas, o fallo de técnica en una situación en que el observador no esté atento, 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string">
            <text:p>y en una probabilidad muy baja (3ms de amplitud) puede alterar el resultado. Los datos obtenidos en este caso suelen ser 53, 75, 150ms, pero existen variaciones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style-name="ce23" office:value-type="string">
            <text:p>El error es del firmware (no se ha modificado en 2 años) y no de ninguna versión en concreto del hardware. Se constata que el condensador electrolítico no interfiere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string">
            <text:p>Se tratará de corregir el firmware para limpiar dicho error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style-name="ce23" office:value-type="string">
            <text:p>La aparición de dicho error a un margen de frecuencias de corta amplitud y cercana a los 20hz requiere más pruebas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style-name="ce23" office:value-type="string">
            <text:p>Los usuarios y desarrolladores jamás se han quejado de ese error. Si alguna vez lo advirtieron, lo habrán achacado a problemas de la técnica o de la plataforma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string">
            <text:p>Ambas reflexiones son ciertas, y seguramente para muchas instrumentaciones, es un error tolerable, pero debemos trabajar en que dicho error desaparezca</text:p>
          </table:table-cell>
          <table:table-cell table:number-columns-repeated="4"/>
        </table:table-row>
        <table:table-row table:style-name="ro1">
          <table:table-cell/>
          <table:table-cell table:style-name="ce24"/>
          <table:table-cell table:number-columns-repeated="4"/>
        </table:table-row>
        <table:table-row table:style-name="ro1">
          <table:table-cell/>
          <table:table-cell table:style-name="ce19" office:value-type="string">
            <text:p>Corrección del error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studiar mejor la aparición a 20Hz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vertir el firmware a C, corregir error en dicho firmware. Además añadir capacidad de cambio de sensibilidad (antirrebotes)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Xavier de Blas, feb 200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gradecimientos a Carles Pina en el soporte en la instrumentación usada</text:p>
          </table:table-cell>
          <table:table-cell table:number-columns-repeated="4"/>
        </table:table-row>
      </table:table>
      <table:database-ranges>
        <table:database-range table:target-range-address="datos_y_resultados.A8:datos_y_resultados.IV31" table:contains-header="false">
          <table:sort>
            <table:sort-by table:field-number="9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9">19/02/2008</text:date>, <text:time>21:46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5-02-03T11:13:59</meta:creation-date>
    <dc:creator>xavier</dc:creator>
    <dc:date>2008-02-19T21:46:35</dc:date>
    <meta:editing-cycles>92</meta:editing-cycles>
    <meta:editing-duration>PT13H2M7S</meta:editing-duration>
    <meta:user-defined meta:name="Info 1"/>
    <meta:user-defined meta:name="Info 2"/>
    <meta:user-defined meta:name="Info 3"/>
    <meta:user-defined meta:name="Info 4"/>
    <meta:document-statistic meta:table-count="4" meta:cell-count="5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6.5434284210205pt" style:font-size-asian="16.5434284210205pt" style:font-size-complex="16.5434284210205pt"/>
    </style:style>
    <style:style style:name="ch3" style:family="chart">
      <style:graphic-properties draw:stroke="none" svg:stroke-color="#b3b3b3" draw:fill="none" draw:fill-color="#e6e6e6"/>
      <style:text-properties fo:font-size="10.1805715560913pt" style:font-size-asian="10.1805715560913pt" style:font-size-complex="10.1805715560913pt"/>
    </style:style>
    <style:style style:name="ch4" style:family="chart">
      <style:chart-properties chart:interpolation="cubic-spline"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text-overlap="true" text:line-break="false" chart:label-arrangement="side-by-side" chart:visible="true" style:rotation-angle="50"/>
      <style:graphic-properties svg:stroke-color="#b3b3b3"/>
      <style:text-properties fo:font-size="6pt" style:font-size-asian="8pt" style:font-size-complex="8pt"/>
    </style:style>
    <style:style style:name="ch6" style:family="chart">
      <style:text-properties fo:font-size="11.453143119812pt" style:font-size-asian="11.453143119812pt" style:font-size-complex="11.453143119812pt"/>
    </style:style>
    <style:style style:name="ch7" style:family="chart" style:data-style-name="N108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11.453143119812pt" style:font-size-asian="11.453143119812pt" style:font-size-complex="11.453143119812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212cm" svg:height="8.908cm" chart:class="chart:line" chart:style-name="ch1">
        <chart:title svg:x="3.641cm" svg:y="0.187cm" chart:style-name="ch2">
          <text:p>Error absoluto</text:p>
        </chart:title>
        <chart:legend chart:legend-position="end" svg:x="8.482cm" svg:y="3.451cm" chart:style-name="ch3"/>
        <chart:plot-area chart:style-name="ch4" table:cell-range-address="datos_y_resultados.B9:datos_y_resultados.B31 datos_y_resultados.F7:datos_y_resultados.G7 datos_y_resultados.F9:datos_y_resultados.G31 datos_y_resultados.B7:datos_y_resultados.B7" chart:data-source-has-labels="both" svg:x="0.166cm" svg:y="0.997cm" svg:width="8.091cm" svg:height="7.629cm">
          <chart:axis chart:dimension="x" chart:name="primary-x" chart:style-name="ch5">
            <chart:title svg:x="3.912cm" svg:y="8.08cm" chart:style-name="ch6">
              <text:p>Periodo (ms)</text:p>
            </chart:title>
            <chart:categories table:cell-range-address="datos_y_resultados.B9:datos_y_resultados.B31"/>
          </chart:axis>
          <chart:axis chart:dimension="y" chart:name="primary-y" chart:style-name="ch7">
            <chart:title svg:x="0.225cm" svg:y="4.902cm" chart:style-name="ch8">
              <text:p>Error (ms)</text:p>
            </chart:title>
            <chart:grid chart:style-name="ch9" chart:class="major"/>
          </chart:axis>
          <chart:series chart:style-name="ch10" chart:values-cell-range-address="datos_y_resultados.F9:datos_y_resultados.F31" chart:label-cell-address="datos_y_resultados.F7:datos_y_resultados.F7" chart:class="chart:line">
            <chart:data-point chart:repeated="23"/>
          </chart:series>
          <chart:series chart:style-name="ch11" chart:values-cell-range-address="datos_y_resultados.G9:datos_y_resultados.G31" chart:label-cell-address="datos_y_resultados.G7:datos_y_resultados.G7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TC (ms)</text:p>
              </table:table-cell>
              <table:table-cell office:value-type="string">
                <text:p>Error TV (ms)</text:p>
              </table:table-cell>
            </table:table-row>
          </table:table-header-rows>
          <table:table-rows>
            <table:table-row>
              <table:table-cell office:value-type="string">
                <text:p>115,340</text:p>
              </table:table-cell>
              <table:table-cell office:value-type="float" office:value="0.12987312572087">
                <text:p>0.12987312572087</text:p>
              </table:table-cell>
              <table:table-cell office:value-type="float" office:value="0.12987312572087">
                <text:p>0.12987312572087</text:p>
              </table:table-cell>
            </table:table-row>
            <table:table-row>
              <table:table-cell office:value-type="string">
                <text:p>115,473</text:p>
              </table:table-cell>
              <table:table-cell office:value-type="float" office:value="-0.236720554272516">
                <text:p>-0.236720554272516</text:p>
              </table:table-cell>
              <table:table-cell office:value-type="float" office:value="-0.236720554272516">
                <text:p>-0.236720554272516</text:p>
              </table:table-cell>
            </table:table-row>
            <table:table-row>
              <table:table-cell office:value-type="string">
                <text:p>124,533</text:p>
              </table:table-cell>
              <table:table-cell office:value-type="float" office:value="-0.166500622665012">
                <text:p>-0.166500622665012</text:p>
              </table:table-cell>
              <table:table-cell office:value-type="float" office:value="-0.166500622665012">
                <text:p>-0.166500622665012</text:p>
              </table:table-cell>
            </table:table-row>
            <table:table-row>
              <table:table-cell office:value-type="string">
                <text:p>133,404</text:p>
              </table:table-cell>
              <table:table-cell office:value-type="float" office:value="-0.00224119530415123">
                <text:p>-0.00224119530415123</text:p>
              </table:table-cell>
              <table:table-cell office:value-type="float" office:value="-0.00224119530415123">
                <text:p>-0.00224119530415123</text:p>
              </table:table-cell>
            </table:table-row>
            <table:table-row>
              <table:table-cell office:value-type="string">
                <text:p>141,443</text:p>
              </table:table-cell>
              <table:table-cell office:value-type="float" office:value="-0.221357850070717">
                <text:p>-0.221357850070717</text:p>
              </table:table-cell>
              <table:table-cell office:value-type="float" office:value="-0.221357850070717">
                <text:p>-0.221357850070717</text:p>
              </table:table-cell>
            </table:table-row>
            <table:table-row>
              <table:table-cell office:value-type="string">
                <text:p>145,560</text:p>
              </table:table-cell>
              <table:table-cell office:value-type="float" office:value="0.0197962154293947">
                <text:p>0.0197962154293947</text:p>
              </table:table-cell>
              <table:table-cell office:value-type="float" office:value="0.0197962154293947">
                <text:p>0.0197962154293947</text:p>
              </table:table-cell>
            </table:table-row>
            <table:table-row>
              <table:table-cell office:value-type="string">
                <text:p>146,413</text:p>
              </table:table-cell>
              <table:table-cell office:value-type="float" office:value="-0.00644216691068777">
                <text:p>-0.00644216691068777</text:p>
              </table:table-cell>
              <table:table-cell office:value-type="float" office:value="-0.00644216691068777">
                <text:p>-0.00644216691068777</text:p>
              </table:table-cell>
            </table:table-row>
            <table:table-row>
              <table:table-cell office:value-type="string">
                <text:p>150,195</text:p>
              </table:table-cell>
              <table:table-cell office:value-type="float" office:value="0.00237308501051814">
                <text:p>0.00237308501051814</text:p>
              </table:table-cell>
              <table:table-cell office:value-type="float" office:value="0.00237308501051814">
                <text:p>0.00237308501051814</text:p>
              </table:table-cell>
            </table:table-row>
            <table:table-row>
              <table:table-cell office:value-type="string">
                <text:p>166,389</text:p>
              </table:table-cell>
              <table:table-cell office:value-type="float" office:value="0.00532445923461466">
                <text:p>0.00532445923461466</text:p>
              </table:table-cell>
              <table:table-cell office:value-type="float" office:value="0.00532445923461466">
                <text:p>0.00532445923461466</text:p>
              </table:table-cell>
            </table:table-row>
            <table:table-row>
              <table:table-cell office:value-type="string">
                <text:p>179,533</text:p>
              </table:table-cell>
              <table:table-cell office:value-type="float" office:value="0.033393177737878">
                <text:p>0.033393177737878</text:p>
              </table:table-cell>
              <table:table-cell office:value-type="float" office:value="0.033393177737878">
                <text:p>0.033393177737878</text:p>
              </table:table-cell>
            </table:table-row>
            <table:table-row>
              <table:table-cell office:value-type="string">
                <text:p>199,481</text:p>
              </table:table-cell>
              <table:table-cell office:value-type="float" office:value="0.0593257530420885">
                <text:p>0.0593257530420885</text:p>
              </table:table-cell>
              <table:table-cell office:value-type="float" office:value="0.0593257530420885">
                <text:p>0.0593257530420885</text:p>
              </table:table-cell>
            </table:table-row>
            <table:table-row>
              <table:table-cell office:value-type="string">
                <text:p>221,484</text:p>
              </table:table-cell>
              <table:table-cell office:value-type="float" office:value="0.158028792912518">
                <text:p>0.158028792912518</text:p>
              </table:table-cell>
              <table:table-cell office:value-type="float" office:value="0.158028792912518">
                <text:p>0.158028792912518</text:p>
              </table:table-cell>
            </table:table-row>
            <table:table-row>
              <table:table-cell office:value-type="string">
                <text:p>243,487</text:p>
              </table:table-cell>
              <table:table-cell office:value-type="float" office:value="0.0566350133917695">
                <text:p>0.0566350133917695</text:p>
              </table:table-cell>
              <table:table-cell office:value-type="float" office:value="0.0566350133917695">
                <text:p>0.0566350133917695</text:p>
              </table:table-cell>
            </table:table-row>
            <table:table-row>
              <table:table-cell office:value-type="string">
                <text:p>285,470</text:p>
              </table:table-cell>
              <table:table-cell office:value-type="float" office:value="0.0652012560662456">
                <text:p>0.0652012560662456</text:p>
              </table:table-cell>
              <table:table-cell office:value-type="float" office:value="0.0652012560662456">
                <text:p>0.0652012560662456</text:p>
              </table:table-cell>
            </table:table-row>
            <table:table-row>
              <table:table-cell office:value-type="string">
                <text:p>324,465</text:p>
              </table:table-cell>
              <table:table-cell office:value-type="float" office:value="0.067683322517837">
                <text:p>0.067683322517837</text:p>
              </table:table-cell>
              <table:table-cell office:value-type="float" office:value="0.067683322517837">
                <text:p>0.067683322517837</text:p>
              </table:table-cell>
            </table:table-row>
            <table:table-row>
              <table:table-cell office:value-type="string">
                <text:p>407,000</text:p>
              </table:table-cell>
              <table:table-cell office:value-type="float" office:value="-0.400203500203531">
                <text:p>-0.400203500203531</text:p>
              </table:table-cell>
              <table:table-cell office:value-type="float" office:value="-0.400203500203531">
                <text:p>-0.400203500203531</text:p>
              </table:table-cell>
            </table:table-row>
            <table:table-row>
              <table:table-cell office:value-type="string">
                <text:p>488,998</text:p>
              </table:table-cell>
              <table:table-cell office:value-type="float" office:value="0.501222493887525">
                <text:p>0.501222493887525</text:p>
              </table:table-cell>
              <table:table-cell office:value-type="float" office:value="0.501222493887525">
                <text:p>0.501222493887525</text:p>
              </table:table-cell>
            </table:table-row>
            <table:table-row>
              <table:table-cell office:value-type="string">
                <text:p>667,111</text:p>
              </table:table-cell>
              <table:table-cell office:value-type="float" office:value="0.0442961974650302">
                <text:p>0.0442961974650302</text:p>
              </table:table-cell>
              <table:table-cell office:value-type="float" office:value="0.0442961974650302">
                <text:p>0.0442961974650302</text:p>
              </table:table-cell>
            </table:table-row>
            <table:table-row>
              <table:table-cell office:value-type="string">
                <text:p>115,207</text:p>
              </table:table-cell>
              <table:table-cell office:value-type="float" office:value="-0.0036866359447032">
                <text:p>-0.0036866359447032</text:p>
              </table:table-cell>
              <table:table-cell office:value-type="float" office:value="-0.103686635944705">
                <text:p>-0.103686635944705</text:p>
              </table:table-cell>
            </table:table-row>
            <table:table-row>
              <table:table-cell office:value-type="string">
                <text:p>667,111</text:p>
              </table:table-cell>
              <table:table-cell office:value-type="float" office:value="0.0442961974650302">
                <text:p>0.0442961974650302</text:p>
              </table:table-cell>
              <table:table-cell office:value-type="float" office:value="-1.25570380253498">
                <text:p>-1.25570380253498</text:p>
              </table:table-cell>
            </table:table-row>
            <table:table-row>
              <table:table-cell office:value-type="string">
                <text:p>1000,000</text:p>
              </table:table-cell>
              <table:table-cell office:value-type="float" office:value="-1.19999999999999">
                <text:p>-1.19999999999999</text:p>
              </table:table-cell>
              <table:table-cell office:value-type="float" office:value="-1.19999999999999">
                <text:p>-1.19999999999999</text:p>
              </table:table-cell>
            </table:table-row>
            <table:table-row>
              <table:table-cell office:value-type="string">
                <text:p>1996,008</text:p>
              </table:table-cell>
              <table:table-cell office:value-type="float" office:value="-2.00399201596804">
                <text:p>-2.00399201596804</text:p>
              </table:table-cell>
              <table:table-cell office:value-type="float" office:value="-2.20399201596808">
                <text:p>-2.20399201596808</text:p>
              </table:table-cell>
            </table:table-row>
            <table:table-row>
              <table:table-cell office:value-type="string">
                <text:p>4016,064</text:p>
              </table:table-cell>
              <table:table-cell office:value-type="float" office:value="-7.83212851405619">
                <text:p>-7.83212851405619</text:p>
              </table:table-cell>
              <table:table-cell office:value-type="float" office:value="0.167871485943806">
                <text:p>0.1678714859438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6.3759593963623pt" style:font-size-asian="16.3759593963623pt" style:font-size-complex="16.3759593963623pt"/>
    </style:style>
    <style:style style:name="ch3" style:family="chart">
      <style:graphic-properties draw:stroke="none" svg:stroke-color="#b3b3b3" draw:fill="none" draw:fill-color="#e6e6e6"/>
      <style:text-properties fo:font-size="10.0822858810425pt" style:font-size-asian="10.0822858810425pt" style:font-size-complex="10.0822858810425pt"/>
    </style:style>
    <style:style style:name="ch4" style:family="chart">
      <style:chart-properties chart:interpolation="cubic-spline"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text-overlap="true" text:line-break="false" chart:label-arrangement="side-by-side" chart:visible="true" style:rotation-angle="50"/>
      <style:graphic-properties svg:stroke-color="#b3b3b3"/>
      <style:text-properties fo:font-size="6pt" style:font-size-asian="8pt" style:font-size-complex="8pt"/>
    </style:style>
    <style:style style:name="ch6" style:family="chart">
      <style:text-properties fo:font-size="11.3425712585449pt" style:font-size-asian="11.3425712585449pt" style:font-size-complex="11.3425712585449pt"/>
    </style:style>
    <style:style style:name="ch7" style:family="chart" style:data-style-name="N108">
      <style:chart-properties chart:display-label="true" chart:logarithmic="false" chart:minimum="-1" chart:maximum="1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11.3425712585449pt" style:font-size-asian="11.3425712585449pt" style:font-size-complex="11.342571258544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29cm" svg:height="8.822cm" chart:class="chart:line" chart:style-name="ch1">
        <chart:title svg:x="3.471cm" svg:y="0.204cm" chart:style-name="ch2">
          <text:p>Error relativo</text:p>
        </chart:title>
        <chart:legend chart:legend-position="end" svg:x="8.437cm" svg:y="3.416cm" chart:style-name="ch3"/>
        <chart:plot-area chart:style-name="ch4" table:cell-range-address="datos_y_resultados.B9:datos_y_resultados.B31 datos_y_resultados.H7:datos_y_resultados.I7 datos_y_resultados.H9:datos_y_resultados.I31 datos_y_resultados.B7:datos_y_resultados.B7" chart:data-source-has-labels="both" svg:x="0.164cm" svg:y="0.986cm" svg:width="8.146cm" svg:height="7.554cm">
          <chart:axis chart:dimension="x" chart:name="primary-x" chart:style-name="ch5">
            <chart:title svg:x="3.938cm" svg:y="8.003cm" chart:style-name="ch6">
              <text:p>Periodo (ms)</text:p>
            </chart:title>
            <chart:categories table:cell-range-address="datos_y_resultados.B9:datos_y_resultados.B31"/>
          </chart:axis>
          <chart:axis chart:dimension="y" chart:name="primary-y" chart:style-name="ch7">
            <chart:title svg:x="0.228cm" svg:y="4.845cm" chart:style-name="ch8">
              <text:p>Error (%)</text:p>
            </chart:title>
            <chart:grid chart:style-name="ch9" chart:class="major"/>
          </chart:axis>
          <chart:series chart:style-name="ch10" chart:values-cell-range-address="datos_y_resultados.H9:datos_y_resultados.H31" chart:label-cell-address="datos_y_resultados.H7:datos_y_resultados.H7" chart:class="chart:line">
            <chart:data-point chart:repeated="23"/>
          </chart:series>
          <chart:series chart:style-name="ch11" chart:values-cell-range-address="datos_y_resultados.I9:datos_y_resultados.I31" chart:label-cell-address="datos_y_resultados.I7:datos_y_resultados.I7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TC %</text:p>
              </table:table-cell>
              <table:table-cell office:value-type="string">
                <text:p>Error TV %</text:p>
              </table:table-cell>
            </table:table-row>
          </table:table-header-rows>
          <table:table-rows>
            <table:table-row>
              <table:table-cell office:value-type="string">
                <text:p>115,340</text:p>
              </table:table-cell>
              <table:table-cell office:value-type="float" office:value="0.225199999999989">
                <text:p>0.225199999999989</text:p>
              </table:table-cell>
              <table:table-cell office:value-type="float" office:value="0.225199999999989">
                <text:p>0.225199999999989</text:p>
              </table:table-cell>
            </table:table-row>
            <table:table-row>
              <table:table-cell office:value-type="string">
                <text:p>115,473</text:p>
              </table:table-cell>
              <table:table-cell office:value-type="float" office:value="-0.409999999999998">
                <text:p>-0.409999999999998</text:p>
              </table:table-cell>
              <table:table-cell office:value-type="float" office:value="-0.409999999999998">
                <text:p>-0.409999999999998</text:p>
              </table:table-cell>
            </table:table-row>
            <table:table-row>
              <table:table-cell office:value-type="string">
                <text:p>124,533</text:p>
              </table:table-cell>
              <table:table-cell office:value-type="float" office:value="-0.267400000000009">
                <text:p>-0.267400000000009</text:p>
              </table:table-cell>
              <table:table-cell office:value-type="float" office:value="-0.267400000000009">
                <text:p>-0.267400000000009</text:p>
              </table:table-cell>
            </table:table-row>
            <table:table-row>
              <table:table-cell office:value-type="string">
                <text:p>133,404</text:p>
              </table:table-cell>
              <table:table-cell office:value-type="float" office:value="-0.00335999999998353">
                <text:p>-0.00335999999998353</text:p>
              </table:table-cell>
              <table:table-cell office:value-type="float" office:value="-0.00335999999998353">
                <text:p>-0.00335999999998353</text:p>
              </table:table-cell>
            </table:table-row>
            <table:table-row>
              <table:table-cell office:value-type="string">
                <text:p>141,443</text:p>
              </table:table-cell>
              <table:table-cell office:value-type="float" office:value="-0.312999999999994">
                <text:p>-0.312999999999994</text:p>
              </table:table-cell>
              <table:table-cell office:value-type="float" office:value="-0.312999999999994">
                <text:p>-0.312999999999994</text:p>
              </table:table-cell>
            </table:table-row>
            <table:table-row>
              <table:table-cell office:value-type="string">
                <text:p>145,560</text:p>
              </table:table-cell>
              <table:table-cell office:value-type="float" office:value="0.0271999999999883">
                <text:p>0.0271999999999883</text:p>
              </table:table-cell>
              <table:table-cell office:value-type="float" office:value="0.0271999999999883">
                <text:p>0.0271999999999883</text:p>
              </table:table-cell>
            </table:table-row>
            <table:table-row>
              <table:table-cell office:value-type="string">
                <text:p>146,413</text:p>
              </table:table-cell>
              <table:table-cell office:value-type="float" office:value="-0.0087999999999995">
                <text:p>-0.0087999999999995</text:p>
              </table:table-cell>
              <table:table-cell office:value-type="float" office:value="-0.0087999999999995">
                <text:p>-0.0087999999999995</text:p>
              </table:table-cell>
            </table:table-row>
            <table:table-row>
              <table:table-cell office:value-type="string">
                <text:p>150,195</text:p>
              </table:table-cell>
              <table:table-cell office:value-type="float" office:value="0.00316000000000595">
                <text:p>0.00316000000000595</text:p>
              </table:table-cell>
              <table:table-cell office:value-type="float" office:value="0.00316000000000595">
                <text:p>0.00316000000000595</text:p>
              </table:table-cell>
            </table:table-row>
            <table:table-row>
              <table:table-cell office:value-type="string">
                <text:p>166,389</text:p>
              </table:table-cell>
              <table:table-cell office:value-type="float" office:value="0.00640000000000683">
                <text:p>0.00640000000000683</text:p>
              </table:table-cell>
              <table:table-cell office:value-type="float" office:value="0.00640000000000683">
                <text:p>0.00640000000000683</text:p>
              </table:table-cell>
            </table:table-row>
            <table:table-row>
              <table:table-cell office:value-type="string">
                <text:p>179,533</text:p>
              </table:table-cell>
              <table:table-cell office:value-type="float" office:value="0.0371999999999961">
                <text:p>0.0371999999999961</text:p>
              </table:table-cell>
              <table:table-cell office:value-type="float" office:value="0.0371999999999961">
                <text:p>0.0371999999999961</text:p>
              </table:table-cell>
            </table:table-row>
            <table:table-row>
              <table:table-cell office:value-type="string">
                <text:p>199,481</text:p>
              </table:table-cell>
              <table:table-cell office:value-type="float" office:value="0.059479999999998">
                <text:p>0.059479999999998</text:p>
              </table:table-cell>
              <table:table-cell office:value-type="float" office:value="0.059479999999998">
                <text:p>0.059479999999998</text:p>
              </table:table-cell>
            </table:table-row>
            <table:table-row>
              <table:table-cell office:value-type="string">
                <text:p>221,484</text:p>
              </table:table-cell>
              <table:table-cell office:value-type="float" office:value="0.142700000000003">
                <text:p>0.142700000000003</text:p>
              </table:table-cell>
              <table:table-cell office:value-type="float" office:value="0.142700000000003">
                <text:p>0.142700000000003</text:p>
              </table:table-cell>
            </table:table-row>
            <table:table-row>
              <table:table-cell office:value-type="string">
                <text:p>243,487</text:p>
              </table:table-cell>
              <table:table-cell office:value-type="float" office:value="0.0465199999999994">
                <text:p>0.0465199999999994</text:p>
              </table:table-cell>
              <table:table-cell office:value-type="float" office:value="0.0465199999999994">
                <text:p>0.0465199999999994</text:p>
              </table:table-cell>
            </table:table-row>
            <table:table-row>
              <table:table-cell office:value-type="string">
                <text:p>285,470</text:p>
              </table:table-cell>
              <table:table-cell office:value-type="float" office:value="0.0456800000000117">
                <text:p>0.0456800000000117</text:p>
              </table:table-cell>
              <table:table-cell office:value-type="float" office:value="0.0456800000000117">
                <text:p>0.0456800000000117</text:p>
              </table:table-cell>
            </table:table-row>
            <table:table-row>
              <table:table-cell office:value-type="string">
                <text:p>324,465</text:p>
              </table:table-cell>
              <table:table-cell office:value-type="float" office:value="0.0417199999999947">
                <text:p>0.0417199999999947</text:p>
              </table:table-cell>
              <table:table-cell office:value-type="float" office:value="0.0417199999999947">
                <text:p>0.0417199999999947</text:p>
              </table:table-cell>
            </table:table-row>
            <table:table-row>
              <table:table-cell office:value-type="string">
                <text:p>407,000</text:p>
              </table:table-cell>
              <table:table-cell office:value-type="float" office:value="-0.196660000000015">
                <text:p>-0.196660000000015</text:p>
              </table:table-cell>
              <table:table-cell office:value-type="float" office:value="-0.196660000000015">
                <text:p>-0.196660000000015</text:p>
              </table:table-cell>
            </table:table-row>
            <table:table-row>
              <table:table-cell office:value-type="string">
                <text:p>488,998</text:p>
              </table:table-cell>
              <table:table-cell office:value-type="float" office:value="0.204999999999998">
                <text:p>0.204999999999998</text:p>
              </table:table-cell>
              <table:table-cell office:value-type="float" office:value="0.204999999999998">
                <text:p>0.204999999999998</text:p>
              </table:table-cell>
            </table:table-row>
            <table:table-row>
              <table:table-cell office:value-type="string">
                <text:p>667,111</text:p>
              </table:table-cell>
              <table:table-cell office:value-type="float" office:value="0.0132800000000161">
                <text:p>0.0132800000000161</text:p>
              </table:table-cell>
              <table:table-cell office:value-type="float" office:value="0.0132800000000161">
                <text:p>0.0132800000000161</text:p>
              </table:table-cell>
            </table:table-row>
            <table:table-row>
              <table:table-cell office:value-type="string">
                <text:p>115,207</text:p>
              </table:table-cell>
              <table:table-cell office:value-type="float" office:value="-0.00640000000000475">
                <text:p>-0.00640000000000475</text:p>
              </table:table-cell>
              <table:table-cell office:value-type="float" office:value="-0.180000000000007">
                <text:p>-0.180000000000007</text:p>
              </table:table-cell>
            </table:table-row>
            <table:table-row>
              <table:table-cell office:value-type="string">
                <text:p>667,111</text:p>
              </table:table-cell>
              <table:table-cell office:value-type="float" office:value="0.0132800000000161">
                <text:p>0.0132800000000161</text:p>
              </table:table-cell>
              <table:table-cell office:value-type="float" office:value="-0.376459999999987">
                <text:p>-0.376459999999987</text:p>
              </table:table-cell>
            </table:table-row>
            <table:table-row>
              <table:table-cell office:value-type="string">
                <text:p>1000,000</text:p>
              </table:table-cell>
              <table:table-cell office:value-type="float" office:value="-0.239999999999998">
                <text:p>-0.239999999999998</text:p>
              </table:table-cell>
              <table:table-cell office:value-type="float" office:value="-0.239999999999998">
                <text:p>-0.239999999999998</text:p>
              </table:table-cell>
            </table:table-row>
            <table:table-row>
              <table:table-cell office:value-type="string">
                <text:p>1996,008</text:p>
              </table:table-cell>
              <table:table-cell office:value-type="float" office:value="-0.200799999999997">
                <text:p>-0.200799999999997</text:p>
              </table:table-cell>
              <table:table-cell office:value-type="float" office:value="-0.220840000000002">
                <text:p>-0.220840000000002</text:p>
              </table:table-cell>
            </table:table-row>
            <table:table-row>
              <table:table-cell office:value-type="string">
                <text:p>4016,064</text:p>
              </table:table-cell>
              <table:table-cell office:value-type="float" office:value="-0.390039999999998">
                <text:p>-0.390039999999998</text:p>
              </table:table-cell>
              <table:table-cell office:value-type="float" office:value="0.00836000000000154">
                <text:p>0.008360000000001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108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5.6445713043213pt" style:font-size-asian="15.6445713043213pt" style:font-size-complex="15.6445713043213pt"/>
    </style:style>
    <style:style style:name="ch3" style:family="chart">
      <style:graphic-properties draw:stroke="none" svg:stroke-color="#b3b3b3" draw:fill="none" draw:fill-color="#e6e6e6"/>
      <style:text-properties fo:font-size="9.62742900848389pt" style:font-size-asian="9.62742900848389pt" style:font-size-complex="9.62742900848389pt"/>
    </style:style>
    <style:style style:name="ch4" style:family="chart">
      <style:chart-properties chart:symbol-type="automatic" chart:connect-bars="false" chart:spline-order="3" chart:sort-by-x-values="false" chart:right-angled-axes="true" chart:mean-value="true" chart:error-upper-indicator="true" chart:error-lower-indicator="true" chart:regression-type="linear"/>
    </style:style>
    <style:style style:name="ch5" style:family="chart" style:data-style-name="N108">
      <style:chart-properties chart:display-label="true" chart:logarithmic="false" chart:text-overlap="true" text:line-break="false" chart:label-arrangement="side-by-side" chart:visible="true" style:rotation-angle="50"/>
      <style:graphic-properties svg:stroke-color="#b3b3b3"/>
      <style:text-properties fo:font-size="6pt" style:font-size-asian="8pt" style:font-size-complex="8pt"/>
    </style:style>
    <style:style style:name="ch6" style:family="chart">
      <style:text-properties fo:font-size="10.8308572769165pt" style:font-size-asian="10.8308572769165pt" style:font-size-complex="10.8308572769165pt"/>
    </style:style>
    <style:style style:name="ch7" style:family="chart" style:data-style-name="N108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10.8308572769165pt" style:font-size-asian="10.8308572769165pt" style:font-size-complex="10.8308572769165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 chart:mean-value="true" chart:error-upper-indicator="true" chart:error-lower-indicator="true" chart:regression-type="linear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svg:stroke-color="#004586"/>
    </style:style>
    <style:style style:name="ch12" style:family="chart">
      <style:graphic-properties svg:stroke-width="0.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1.291cm" svg:height="8.424cm" chart:class="chart:scatter" chart:style-name="ch1">
        <chart:title svg:x="1.705cm" svg:y="0.233cm" chart:style-name="ch2">
          <text:p>Periodo X Error absoluto TC</text:p>
        </chart:title>
        <chart:legend chart:legend-position="end" svg:x="8.34cm" svg:y="3.681cm" chart:style-name="ch3"/>
        <chart:plot-area chart:style-name="ch4" table:cell-range-address="datos_y_resultados.B7:datos_y_resultados.B31 datos_y_resultados.F7:datos_y_resultados.F31" chart:data-source-has-labels="row" svg:x="0.165cm" svg:y="0.94cm" svg:width="8.149cm" svg:height="7.215cm">
          <chart:axis chart:dimension="x" chart:name="primary-x" chart:style-name="ch5">
            <chart:title svg:x="3.843cm" svg:y="7.641cm" chart:style-name="ch6">
              <text:p>Periodo (ms)</text:p>
            </chart:title>
          </chart:axis>
          <chart:axis chart:dimension="y" chart:name="primary-y" chart:style-name="ch7">
            <chart:title svg:x="0.228cm" svg:y="5.066cm" chart:style-name="ch8">
              <text:p>Error (ms)</text:p>
            </chart:title>
            <chart:grid chart:style-name="ch9" chart:class="major"/>
          </chart:axis>
          <chart:series chart:style-name="ch10" chart:values-cell-range-address="datos_y_resultados.F8:datos_y_resultados.F31" chart:label-cell-address="datos_y_resultados.F7:datos_y_resultados.F7" chart:class="chart:scatter">
            <chart:domain table:cell-range-address="datos_y_resultados.B8:datos_y_resultados.B31"/>
            <chart:mean-value chart:style-name="ch11"/>
            <chart:regression-curve chart:style-name="ch12"/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Error TC (ms)</text:p>
              </table:table-cell>
            </table:table-row>
          </table:table-header-rows>
          <table:table-rows>
            <table:table-row>
              <table:table-cell office:value-type="string">
                <text:p>Fila 8</text:p>
              </table:table-cell>
              <table:table-cell office:value-type="float" office:value="109.529025191676">
                <text:p>109.529025191676</text:p>
              </table:table-cell>
              <table:table-cell office:value-type="float" office:value="0.135487404162106">
                <text:p>0.135487404162106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115.340253748558">
                <text:p>115.340253748558</text:p>
              </table:table-cell>
              <table:table-cell office:value-type="float" office:value="0.12987312572087">
                <text:p>0.12987312572087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115.473441108545">
                <text:p>115.473441108545</text:p>
              </table:table-cell>
              <table:table-cell office:value-type="float" office:value="-0.236720554272516">
                <text:p>-0.236720554272516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124.53300124533">
                <text:p>124.53300124533</text:p>
              </table:table-cell>
              <table:table-cell office:value-type="float" office:value="-0.166500622665012">
                <text:p>-0.166500622665012</text:p>
              </table:table-cell>
            </table:table-row>
            <table:table-row>
              <table:table-cell office:value-type="string">
                <text:p>Fila 12</text:p>
              </table:table-cell>
              <table:table-cell office:value-type="float" office:value="133.404482390608">
                <text:p>133.404482390608</text:p>
              </table:table-cell>
              <table:table-cell office:value-type="float" office:value="-0.00224119530415123">
                <text:p>-0.00224119530415123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141.442715700141">
                <text:p>141.442715700141</text:p>
              </table:table-cell>
              <table:table-cell office:value-type="float" office:value="-0.221357850070717">
                <text:p>-0.221357850070717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145.560407569141">
                <text:p>145.560407569141</text:p>
              </table:table-cell>
              <table:table-cell office:value-type="float" office:value="0.0197962154293947">
                <text:p>0.0197962154293947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146.412884333821">
                <text:p>146.412884333821</text:p>
              </table:table-cell>
              <table:table-cell office:value-type="float" office:value="-0.00644216691068777">
                <text:p>-0.00644216691068777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150.195253829979">
                <text:p>150.195253829979</text:p>
              </table:table-cell>
              <table:table-cell office:value-type="float" office:value="0.00237308501051814">
                <text:p>0.00237308501051814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166.389351081531">
                <text:p>166.389351081531</text:p>
              </table:table-cell>
              <table:table-cell office:value-type="float" office:value="0.00532445923461466">
                <text:p>0.00532445923461466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179.533213644524">
                <text:p>179.533213644524</text:p>
              </table:table-cell>
              <table:table-cell office:value-type="float" office:value="0.033393177737878">
                <text:p>0.033393177737878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199.481348493916">
                <text:p>199.481348493916</text:p>
              </table:table-cell>
              <table:table-cell office:value-type="float" office:value="0.0593257530420885">
                <text:p>0.0593257530420885</text:p>
              </table:table-cell>
            </table:table-row>
            <table:table-row>
              <table:table-cell office:value-type="string">
                <text:p>Fila 20</text:p>
              </table:table-cell>
              <table:table-cell office:value-type="float" office:value="221.483942414175">
                <text:p>221.483942414175</text:p>
              </table:table-cell>
              <table:table-cell office:value-type="float" office:value="0.158028792912518">
                <text:p>0.158028792912518</text:p>
              </table:table-cell>
            </table:table-row>
            <table:table-row>
              <table:table-cell office:value-type="string">
                <text:p>Fila 21</text:p>
              </table:table-cell>
              <table:table-cell office:value-type="float" office:value="243.486729973216">
                <text:p>243.486729973216</text:p>
              </table:table-cell>
              <table:table-cell office:value-type="float" office:value="0.0566350133917695">
                <text:p>0.0566350133917695</text:p>
              </table:table-cell>
            </table:table-row>
            <table:table-row>
              <table:table-cell office:value-type="string">
                <text:p>Fila 22</text:p>
              </table:table-cell>
              <table:table-cell office:value-type="float" office:value="285.469597487868">
                <text:p>285.469597487868</text:p>
              </table:table-cell>
              <table:table-cell office:value-type="float" office:value="0.0652012560662456">
                <text:p>0.0652012560662456</text:p>
              </table:table-cell>
            </table:table-row>
            <table:table-row>
              <table:table-cell office:value-type="string">
                <text:p>Fila 23</text:p>
              </table:table-cell>
              <table:table-cell office:value-type="float" office:value="324.464633354964">
                <text:p>324.464633354964</text:p>
              </table:table-cell>
              <table:table-cell office:value-type="float" office:value="0.067683322517837">
                <text:p>0.067683322517837</text:p>
              </table:table-cell>
            </table:table-row>
            <table:table-row>
              <table:table-cell office:value-type="string">
                <text:p>Fila 24</text:p>
              </table:table-cell>
              <table:table-cell office:value-type="float" office:value="407.000407000407">
                <text:p>407.000407000407</text:p>
              </table:table-cell>
              <table:table-cell office:value-type="float" office:value="-0.400203500203531">
                <text:p>-0.400203500203531</text:p>
              </table:table-cell>
            </table:table-row>
            <table:table-row>
              <table:table-cell office:value-type="string">
                <text:p>Fila 25</text:p>
              </table:table-cell>
              <table:table-cell office:value-type="float" office:value="488.997555012225">
                <text:p>488.997555012225</text:p>
              </table:table-cell>
              <table:table-cell office:value-type="float" office:value="0.501222493887525">
                <text:p>0.501222493887525</text:p>
              </table:table-cell>
            </table:table-row>
            <table:table-row>
              <table:table-cell office:value-type="string">
                <text:p>Fila 26</text:p>
              </table:table-cell>
              <table:table-cell office:value-type="float" office:value="667.11140760507">
                <text:p>667.11140760507</text:p>
              </table:table-cell>
              <table:table-cell office:value-type="float" office:value="0.0442961974650302">
                <text:p>0.0442961974650302</text:p>
              </table:table-cell>
            </table:table-row>
            <table:table-row>
              <table:table-cell office:value-type="string">
                <text:p>Fila 27</text:p>
              </table:table-cell>
              <table:table-cell office:value-type="float" office:value="115.207373271889">
                <text:p>115.207373271889</text:p>
              </table:table-cell>
              <table:table-cell office:value-type="float" office:value="-0.0036866359447032">
                <text:p>-0.0036866359447032</text:p>
              </table:table-cell>
            </table:table-row>
            <table:table-row>
              <table:table-cell office:value-type="string">
                <text:p>Fila 28</text:p>
              </table:table-cell>
              <table:table-cell office:value-type="float" office:value="667.11140760507">
                <text:p>667.11140760507</text:p>
              </table:table-cell>
              <table:table-cell office:value-type="float" office:value="0.0442961974650302">
                <text:p>0.0442961974650302</text:p>
              </table:table-cell>
            </table:table-row>
            <table:table-row>
              <table:table-cell office:value-type="string">
                <text:p>Fila 29</text:p>
              </table:table-cell>
              <table:table-cell office:value-type="float" office:value="1000">
                <text:p>1000</text:p>
              </table:table-cell>
              <table:table-cell office:value-type="float" office:value="-1.19999999999999">
                <text:p>-1.19999999999999</text:p>
              </table:table-cell>
            </table:table-row>
            <table:table-row>
              <table:table-cell office:value-type="string">
                <text:p>Fila 30</text:p>
              </table:table-cell>
              <table:table-cell office:value-type="float" office:value="1996.00798403194">
                <text:p>1996.00798403194</text:p>
              </table:table-cell>
              <table:table-cell office:value-type="float" office:value="-2.00399201596804">
                <text:p>-2.00399201596804</text:p>
              </table:table-cell>
            </table:table-row>
            <table:table-row>
              <table:table-cell office:value-type="string">
                <text:p>Fila 31</text:p>
              </table:table-cell>
              <table:table-cell office:value-type="float" office:value="4016.06425702811">
                <text:p>4016.06425702811</text:p>
              </table:table-cell>
              <table:table-cell office:value-type="float" office:value="-7.83212851405619">
                <text:p>-7.832128514056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108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.4271430969238pt" style:font-size-asian="13.4271430969238pt" style:font-size-complex="13.4271430969238pt"/>
    </style:style>
    <style:style style:name="ch3" style:family="chart">
      <style:graphic-properties draw:stroke="none" svg:stroke-color="#b3b3b3" draw:fill="none" draw:fill-color="#e6e6e6"/>
      <style:text-properties fo:font-size="8.26285743713379pt" style:font-size-asian="8.26285743713379pt" style:font-size-complex="8.26285743713379pt"/>
    </style:style>
    <style:style style:name="ch4" style:family="chart">
      <style:chart-properties chart:symbol-type="automatic" chart:connect-bars="false" chart:spline-order="3" chart:sort-by-x-values="false" chart:right-angled-axes="true" chart:mean-value="true" chart:error-upper-indicator="true" chart:error-lower-indicator="true" chart:regression-type="linear"/>
    </style:style>
    <style:style style:name="ch5" style:family="chart" style:data-style-name="N108">
      <style:chart-properties chart:display-label="true" chart:logarithmic="false" chart:text-overlap="true" text:line-break="false" chart:label-arrangement="side-by-side" chart:visible="true" style:rotation-angle="50"/>
      <style:graphic-properties svg:stroke-color="#b3b3b3"/>
      <style:text-properties fo:font-size="6pt" style:font-size-asian="8pt" style:font-size-complex="8pt"/>
    </style:style>
    <style:style style:name="ch6" style:family="chart">
      <style:text-properties fo:font-size="9.29571437835693pt" style:font-size-asian="9.29571437835693pt" style:font-size-complex="9.29571437835693pt"/>
    </style:style>
    <style:style style:name="ch7" style:family="chart" style:data-style-name="N108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.29571437835693pt" style:font-size-asian="9.29571437835693pt" style:font-size-complex="9.29571437835693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 chart:mean-value="true" chart:error-upper-indicator="true" chart:error-lower-indicator="true" chart:regression-type="linear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svg:stroke-color="#004586"/>
    </style:style>
    <style:style style:name="ch12" style:family="chart">
      <style:graphic-properties svg:stroke-width="0.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1.291cm" svg:height="7.23cm" chart:class="chart:scatter" chart:style-name="ch1">
        <chart:title svg:x="1.706cm" svg:y="0.2cm" chart:style-name="ch2">
          <text:p>Periodo X Error absoluto TV</text:p>
        </chart:title>
        <chart:legend chart:legend-position="end" svg:x="8.34cm" svg:y="3.159cm" chart:style-name="ch3"/>
        <chart:plot-area chart:style-name="ch4" table:cell-range-address="datos_y_resultados.B7:datos_y_resultados.B31 datos_y_resultados.G7:datos_y_resultados.G31" chart:data-source-has-labels="row" svg:x="0.165cm" svg:y="0.806cm" svg:width="8.149cm" svg:height="6.192cm">
          <chart:axis chart:dimension="x" chart:name="primary-x" chart:style-name="ch5">
            <chart:title svg:x="3.844cm" svg:y="6.557cm" chart:style-name="ch6">
              <text:p>Periodo (ms)</text:p>
            </chart:title>
          </chart:axis>
          <chart:axis chart:dimension="y" chart:name="primary-y" chart:style-name="ch7">
            <chart:title svg:x="0.228cm" svg:y="4.347cm" chart:style-name="ch8">
              <text:p>Error (ms)</text:p>
            </chart:title>
            <chart:grid chart:style-name="ch9" chart:class="major"/>
          </chart:axis>
          <chart:series chart:style-name="ch10" chart:values-cell-range-address="datos_y_resultados.G8:datos_y_resultados.G31" chart:label-cell-address="datos_y_resultados.G7:datos_y_resultados.G7" chart:class="chart:scatter">
            <chart:domain table:cell-range-address="datos_y_resultados.B8:datos_y_resultados.B31"/>
            <chart:mean-value chart:style-name="ch11"/>
            <chart:regression-curve chart:style-name="ch12"/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Error TV (ms)</text:p>
              </table:table-cell>
            </table:table-row>
          </table:table-header-rows>
          <table:table-rows>
            <table:table-row>
              <table:table-cell office:value-type="string">
                <text:p>Fila 8</text:p>
              </table:table-cell>
              <table:table-cell office:value-type="float" office:value="109.529025191676">
                <text:p>109.529025191676</text:p>
              </table:table-cell>
              <table:table-cell office:value-type="float" office:value="0.135487404162106">
                <text:p>0.135487404162106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115.340253748558">
                <text:p>115.340253748558</text:p>
              </table:table-cell>
              <table:table-cell office:value-type="float" office:value="0.12987312572087">
                <text:p>0.12987312572087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115.473441108545">
                <text:p>115.473441108545</text:p>
              </table:table-cell>
              <table:table-cell office:value-type="float" office:value="-0.236720554272516">
                <text:p>-0.236720554272516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124.53300124533">
                <text:p>124.53300124533</text:p>
              </table:table-cell>
              <table:table-cell office:value-type="float" office:value="-0.166500622665012">
                <text:p>-0.166500622665012</text:p>
              </table:table-cell>
            </table:table-row>
            <table:table-row>
              <table:table-cell office:value-type="string">
                <text:p>Fila 12</text:p>
              </table:table-cell>
              <table:table-cell office:value-type="float" office:value="133.404482390608">
                <text:p>133.404482390608</text:p>
              </table:table-cell>
              <table:table-cell office:value-type="float" office:value="-0.00224119530415123">
                <text:p>-0.00224119530415123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141.442715700141">
                <text:p>141.442715700141</text:p>
              </table:table-cell>
              <table:table-cell office:value-type="float" office:value="-0.221357850070717">
                <text:p>-0.221357850070717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145.560407569141">
                <text:p>145.560407569141</text:p>
              </table:table-cell>
              <table:table-cell office:value-type="float" office:value="0.0197962154293947">
                <text:p>0.0197962154293947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146.412884333821">
                <text:p>146.412884333821</text:p>
              </table:table-cell>
              <table:table-cell office:value-type="float" office:value="-0.00644216691068777">
                <text:p>-0.00644216691068777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150.195253829979">
                <text:p>150.195253829979</text:p>
              </table:table-cell>
              <table:table-cell office:value-type="float" office:value="0.00237308501051814">
                <text:p>0.00237308501051814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166.389351081531">
                <text:p>166.389351081531</text:p>
              </table:table-cell>
              <table:table-cell office:value-type="float" office:value="0.00532445923461466">
                <text:p>0.00532445923461466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179.533213644524">
                <text:p>179.533213644524</text:p>
              </table:table-cell>
              <table:table-cell office:value-type="float" office:value="0.033393177737878">
                <text:p>0.033393177737878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199.481348493916">
                <text:p>199.481348493916</text:p>
              </table:table-cell>
              <table:table-cell office:value-type="float" office:value="0.0593257530420885">
                <text:p>0.0593257530420885</text:p>
              </table:table-cell>
            </table:table-row>
            <table:table-row>
              <table:table-cell office:value-type="string">
                <text:p>Fila 20</text:p>
              </table:table-cell>
              <table:table-cell office:value-type="float" office:value="221.483942414175">
                <text:p>221.483942414175</text:p>
              </table:table-cell>
              <table:table-cell office:value-type="float" office:value="0.158028792912518">
                <text:p>0.158028792912518</text:p>
              </table:table-cell>
            </table:table-row>
            <table:table-row>
              <table:table-cell office:value-type="string">
                <text:p>Fila 21</text:p>
              </table:table-cell>
              <table:table-cell office:value-type="float" office:value="243.486729973216">
                <text:p>243.486729973216</text:p>
              </table:table-cell>
              <table:table-cell office:value-type="float" office:value="0.0566350133917695">
                <text:p>0.0566350133917695</text:p>
              </table:table-cell>
            </table:table-row>
            <table:table-row>
              <table:table-cell office:value-type="string">
                <text:p>Fila 22</text:p>
              </table:table-cell>
              <table:table-cell office:value-type="float" office:value="285.469597487868">
                <text:p>285.469597487868</text:p>
              </table:table-cell>
              <table:table-cell office:value-type="float" office:value="0.0652012560662456">
                <text:p>0.0652012560662456</text:p>
              </table:table-cell>
            </table:table-row>
            <table:table-row>
              <table:table-cell office:value-type="string">
                <text:p>Fila 23</text:p>
              </table:table-cell>
              <table:table-cell office:value-type="float" office:value="324.464633354964">
                <text:p>324.464633354964</text:p>
              </table:table-cell>
              <table:table-cell office:value-type="float" office:value="0.067683322517837">
                <text:p>0.067683322517837</text:p>
              </table:table-cell>
            </table:table-row>
            <table:table-row>
              <table:table-cell office:value-type="string">
                <text:p>Fila 24</text:p>
              </table:table-cell>
              <table:table-cell office:value-type="float" office:value="407.000407000407">
                <text:p>407.000407000407</text:p>
              </table:table-cell>
              <table:table-cell office:value-type="float" office:value="-0.400203500203531">
                <text:p>-0.400203500203531</text:p>
              </table:table-cell>
            </table:table-row>
            <table:table-row>
              <table:table-cell office:value-type="string">
                <text:p>Fila 25</text:p>
              </table:table-cell>
              <table:table-cell office:value-type="float" office:value="488.997555012225">
                <text:p>488.997555012225</text:p>
              </table:table-cell>
              <table:table-cell office:value-type="float" office:value="0.501222493887525">
                <text:p>0.501222493887525</text:p>
              </table:table-cell>
            </table:table-row>
            <table:table-row>
              <table:table-cell office:value-type="string">
                <text:p>Fila 26</text:p>
              </table:table-cell>
              <table:table-cell office:value-type="float" office:value="667.11140760507">
                <text:p>667.11140760507</text:p>
              </table:table-cell>
              <table:table-cell office:value-type="float" office:value="0.0442961974650302">
                <text:p>0.0442961974650302</text:p>
              </table:table-cell>
            </table:table-row>
            <table:table-row>
              <table:table-cell office:value-type="string">
                <text:p>Fila 27</text:p>
              </table:table-cell>
              <table:table-cell office:value-type="float" office:value="115.207373271889">
                <text:p>115.207373271889</text:p>
              </table:table-cell>
              <table:table-cell office:value-type="float" office:value="-0.103686635944705">
                <text:p>-0.103686635944705</text:p>
              </table:table-cell>
            </table:table-row>
            <table:table-row>
              <table:table-cell office:value-type="string">
                <text:p>Fila 28</text:p>
              </table:table-cell>
              <table:table-cell office:value-type="float" office:value="667.11140760507">
                <text:p>667.11140760507</text:p>
              </table:table-cell>
              <table:table-cell office:value-type="float" office:value="-1.25570380253498">
                <text:p>-1.25570380253498</text:p>
              </table:table-cell>
            </table:table-row>
            <table:table-row>
              <table:table-cell office:value-type="string">
                <text:p>Fila 29</text:p>
              </table:table-cell>
              <table:table-cell office:value-type="float" office:value="1000">
                <text:p>1000</text:p>
              </table:table-cell>
              <table:table-cell office:value-type="float" office:value="-1.19999999999999">
                <text:p>-1.19999999999999</text:p>
              </table:table-cell>
            </table:table-row>
            <table:table-row>
              <table:table-cell office:value-type="string">
                <text:p>Fila 30</text:p>
              </table:table-cell>
              <table:table-cell office:value-type="float" office:value="1996.00798403194">
                <text:p>1996.00798403194</text:p>
              </table:table-cell>
              <table:table-cell office:value-type="float" office:value="-2.20399201596808">
                <text:p>-2.20399201596808</text:p>
              </table:table-cell>
            </table:table-row>
            <table:table-row>
              <table:table-cell office:value-type="string">
                <text:p>Fila 31</text:p>
              </table:table-cell>
              <table:table-cell office:value-type="float" office:value="4016.06425702811">
                <text:p>4016.06425702811</text:p>
              </table:table-cell>
              <table:table-cell office:value-type="float" office:value="0.167871485943806">
                <text:p>0.1678714859438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